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9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5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27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6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3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4 - Usos de bens e serviços - 2011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48">
            <text:p>Consumo intermediário das atividades <text:s/>(preços do ano anterior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24" table:style-name="ce46">
            <text:p><text:s text:c="2"/>10 624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17" table:style-name="ce46">
            <text:p><text:s text:c="2"/>11 91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2278" table:style-name="ce46">
            <text:p><text:s text:c="2"/>2 27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47" table:style-name="ce46">
            <text:p><text:s text:c="2"/>7 0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67" table:style-name="ce46">
            <text:p><text:s text:c="2"/>10 9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1" table:style-name="ce46">
            <text:p><text:s text:c="3"/>6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2" table:style-name="ce46">
            <text:p><text:s text:c="2"/>3 9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8" table:style-name="ce46">
            <text:p><text:s text:c="2"/>4 84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57" table:style-name="ce46">
            <text:p><text:s text:c="2"/>22 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9" table:style-name="ce46">
            <text:p><text:s text:c="2"/>1 3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80" table:style-name="ce46">
            <text:p><text:s text:c="2"/>8 8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639" table:style-name="ce46">
            <text:p><text:s text:c="2"/>33 63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996" table:style-name="ce46">
            <text:p><text:s text:c="3"/>99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24" table:style-name="ce46">
            <text:p><text:s text:c="2"/>17 9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46" table:style-name="ce46">
            <text:p><text:s text:c="2"/>4 6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48" table:style-name="ce46">
            <text:p><text:s text:c="2"/>24 54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2711" table:style-name="ce47">
            <text:p><text:s text:c="2"/>2 711</text:p>
          </table:table-cell>
          <table:table-cell office:value-type="float" office:value="770" table:style-name="ce47">
            <text:p><text:s text:c="3"/>77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40" table:style-name="ce47">
            <text:p><text:s text:c="2"/>2 6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57" table:style-name="ce47">
            <text:p><text:s text:c="2"/>5 2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2" table:style-name="ce47">
            <text:p><text:s text:c="3"/>4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418" table:style-name="ce47">
            <text:p><text:s text:c="2"/>1 4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2" table:style-name="ce47">
            <text:p><text:s text:c="3"/>582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87" table:style-name="ce47">
            <text:p><text:s text:c="2"/>14 98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40" table:style-name="ce47">
            <text:p><text:s text:c="2"/>5 7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228" table:style-name="ce47">
            <text:p><text:s text:c="2"/>6 22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23" table:style-name="ce47">
            <text:p><text:s text:c="2"/>4 4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16" table:style-name="ce47">
            <text:p><text:s text:c="2"/>4 61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51" table:style-name="ce47">
            <text:p><text:s text:c="2"/>2 55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93" table:style-name="ce47">
            <text:p><text:s text:c="2"/>3 493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1214" table:style-name="ce47">
            <text:p><text:s text:c="2"/>1 21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60" table:style-name="ce47">
            <text:p><text:s text:c="2"/>32 5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270" table:style-name="ce47">
            <text:p><text:s text:c="2"/>34 2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36" table:style-name="ce46">
            <text:p><text:s text:c="3"/>936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04" table:style-name="ce46">
            <text:p><text:s text:c="2"/>10 6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86" table:style-name="ce46">
            <text:p><text:s text:c="2"/>11 6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88" table:style-name="ce46">
            <text:p><text:s text:c="2"/>5 9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2" table:style-name="ce46">
            <text:p><text:s text:c="2"/>6 1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20" table:style-name="ce46">
            <text:p><text:s text:c="2"/>1 22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40" table:style-name="ce46">
            <text:p><text:s text:c="2"/>8 4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0" table:style-name="ce46">
            <text:p><text:s text:c="2"/>1 0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642" table:style-name="ce46">
            <text:p><text:s text:c="3"/>6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40" table:style-name="ce46">
            <text:p><text:s text:c="2"/>11 64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163" table:style-name="ce46">
            <text:p><text:s text:c="2"/>1 163</text:p>
          </table:table-cell>
          <table:table-cell office:value-type="float" office:value="1304" table:style-name="ce46">
            <text:p><text:s text:c="2"/>1 304</text:p>
          </table:table-cell>
          <table:table-cell office:value-type="float" office:value="2180" table:style-name="ce46">
            <text:p><text:s text:c="2"/>2 18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308" table:style-name="ce46">
            <text:p><text:s text:c="2"/>3 308</text:p>
          </table:table-cell>
          <table:table-cell office:value-type="float" office:value="3350" table:style-name="ce46">
            <text:p><text:s text:c="2"/>3 3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3" table:style-name="ce46">
            <text:p><text:s text:c="2"/>1 453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666" table:style-name="ce46">
            <text:p><text:s text:c="3"/>6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68" table:style-name="ce46">
            <text:p><text:s text:c="2"/>15 168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431" table:style-name="ce46">
            <text:p><text:s text:c="3"/>4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81" table:style-name="ce46">
            <text:p><text:s text:c="2"/>1 98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360" table:style-name="ce47">
            <text:p><text:s text:c="2"/>6 360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9" table:style-name="ce47">
            <text:p><text:s text:c="3"/>8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86" table:style-name="ce47">
            <text:p><text:s text:c="2"/>7 78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3673" table:style-name="ce47">
            <text:p><text:s text:c="2"/>3 673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41" table:style-name="ce47">
            <text:p><text:s text:c="2"/>5 541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7454" table:style-name="ce47">
            <text:p><text:s text:c="2"/>7 4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68" table:style-name="ce47">
            <text:p><text:s text:c="2"/>20 36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813" table:style-name="ce47">
            <text:p><text:s text:c="2"/>6 813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40" table:style-name="ce47">
            <text:p><text:s text:c="3"/>4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4221" table:style-name="ce47">
            <text:p><text:s text:c="2"/>84 2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2" table:style-name="ce47">
            <text:p><text:s text:c="2"/>1 012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221" table:style-name="ce47">
            <text:p><text:s text:c="3"/>221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45" table:style-name="ce47">
            <text:p><text:s text:c="2"/>6 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227" table:style-name="ce47">
            <text:p><text:s text:c="2"/>101 22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0" table:style-name="ce47">
            <text:p><text:s text:c="3"/>88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12781" table:style-name="ce47">
            <text:p><text:s text:c="2"/>12 7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25" table:style-name="ce47">
            <text:p><text:s text:c="2"/>13 825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58" table:style-name="ce47">
            <text:p><text:s text:c="3"/>8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923" table:style-name="ce47">
            <text:p><text:s text:c="2"/>1 923</text:p>
          </table:table-cell>
          <table:table-cell office:value-type="float" office:value="8508" table:style-name="ce47">
            <text:p><text:s text:c="2"/>8 5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88" table:style-name="ce47">
            <text:p><text:s text:c="2"/>11 3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13" table:style-name="ce46">
            <text:p><text:s text:c="2"/>1 2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3" table:style-name="ce46">
            <text:p><text:s text:c="2"/>1 5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8" table:style-name="ce46">
            <text:p><text:s text:c="2"/>2 0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6083" table:style-name="ce46">
            <text:p><text:s text:c="2"/>6 0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0" table:style-name="ce46">
            <text:p><text:s text:c="2"/>1 030</text:p>
          </table:table-cell>
          <table:table-cell office:value-type="float" office:value="771" table:style-name="ce46">
            <text:p><text:s text:c="3"/>771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56" table:style-name="ce46">
            <text:p><text:s text:c="2"/>15 15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1" table:style-name="ce46">
            <text:p><text:s text:c="2"/>2 7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0" table:style-name="ce46">
            <text:p><text:s text:c="2"/>3 32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5" table:style-name="ce46">
            <text:p><text:s text:c="2"/>1 2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572" table:style-name="ce46">
            <text:p><text:s text:c="2"/>1 5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90" table:style-name="ce46">
            <text:p><text:s text:c="2"/>3 6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97" table:style-name="ce46">
            <text:p><text:s text:c="3"/>5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3" table:style-name="ce46">
            <text:p><text:s text:c="3"/>76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11" table:style-name="ce46">
            <text:p><text:s text:c="2"/>5 2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2" table:style-name="ce46">
            <text:p><text:s text:c="3"/>552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99" table:style-name="ce46">
            <text:p><text:s text:c="2"/>6 69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16" table:style-name="ce47">
            <text:p><text:s text:c="2"/>2 9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7" table:style-name="ce47">
            <text:p><text:s text:c="2"/>1 0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17" table:style-name="ce47">
            <text:p><text:s text:c="3"/>8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80" table:style-name="ce47">
            <text:p><text:s text:c="2"/>5 28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2173" table:style-name="ce23">
            <text:p><text:s text:c="2"/>2 173</text:p>
          </table:table-cell>
          <table:table-cell office:value-type="float" office:value="4847" table:style-name="ce23">
            <text:p><text:s text:c="2"/>4 847</text:p>
          </table:table-cell>
          <table:table-cell office:value-type="float" office:value="1147" table:style-name="ce23">
            <text:p><text:s text:c="2"/>1 14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88" table:style-name="ce23">
            <text:p><text:s text:c="3"/>58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895" table:style-name="ce23">
            <text:p><text:s text:c="2"/>10 89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94" table:style-name="ce47">
            <text:p><text:s text:c="2"/>1 894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4" table:style-name="ce47">
            <text:p><text:s text:c="2"/>3 84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057" table:style-name="ce47">
            <text:p><text:s text:c="2"/>1 05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7" table:style-name="ce47">
            <text:p><text:s text:c="2"/>3 8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85" table:style-name="ce47">
            <text:p><text:s text:c="2"/>11 1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8" table:style-name="ce47">
            <text:p><text:s text:c="2"/>1 67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575" table:style-name="ce47">
            <text:p><text:s text:c="3"/>5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2" table:style-name="ce47">
            <text:p><text:s text:c="3"/>2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629" table:style-name="ce47">
            <text:p><text:s text:c="2"/>1 6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876" table:style-name="ce47">
            <text:p><text:s text:c="2"/>20 87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38" table:style-name="ce47">
            <text:p><text:s text:c="2"/>1 1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65" table:style-name="ce47">
            <text:p><text:s text:c="2"/>1 86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8" table:style-name="ce46">
            <text:p><text:s text:c="2"/>2 2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6" table:style-name="ce46">
            <text:p><text:s text:c="2"/>2 3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10" table:style-name="ce46">
            <text:p><text:s text:c="2"/>5 410</text:p>
          </table:table-cell>
          <table:table-cell office:value-type="float" office:value="1304" table:style-name="ce46">
            <text:p><text:s text:c="2"/>1 3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8" table:style-name="ce46">
            <text:p><text:s text:c="2"/>1 8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231" table:style-name="ce46">
            <text:p><text:s text:c="2"/>1 2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25" table:style-name="ce46">
            <text:p><text:s text:c="2"/>13 52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753" table:style-name="ce46">
            <text:p><text:s text:c="3"/>753</text:p>
          </table:table-cell>
          <table:table-cell office:value-type="float" office:value="7185" table:style-name="ce46">
            <text:p><text:s text:c="2"/>7 185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1" table:style-name="ce46">
            <text:p><text:s text:c="2"/>4 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89" table:style-name="ce46">
            <text:p><text:s text:c="2"/>13 98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5" table:style-name="ce46">
            <text:p><text:s text:c="2"/>1 6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6" table:style-name="ce46">
            <text:p><text:s text:c="2"/>3 516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827" table:style-name="ce46">
            <text:p><text:s text:c="2"/>2 8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742" table:style-name="ce46">
            <text:p><text:s text:c="3"/>742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367" table:style-name="ce46">
            <text:p><text:s text:c="3"/>36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36" table:style-name="ce46">
            <text:p><text:s text:c="2"/>12 23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591" table:style-name="ce46">
            <text:p><text:s text:c="2"/>8 5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29503" table:style-name="ce46">
            <text:p><text:s text:c="2"/>29 5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616" table:style-name="ce46">
            <text:p><text:s text:c="2"/>39 61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3" table:style-name="ce47">
            <text:p><text:s text:c="2"/>1 6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3" table:style-name="ce47">
            <text:p><text:s text:c="2"/>1 68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24" table:style-name="ce47">
            <text:p><text:s text:c="2"/>5 624</text:p>
          </table:table-cell>
          <table:table-cell office:value-type="float" office:value="4088" table:style-name="ce47">
            <text:p><text:s text:c="2"/>4 08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59" table:style-name="ce47">
            <text:p><text:s text:c="2"/>10 05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5" table:style-name="ce47">
            <text:p><text:s text:c="2"/>1 405</text:p>
          </table:table-cell>
          <table:table-cell office:value-type="float" office:value="11573" table:style-name="ce47">
            <text:p><text:s text:c="2"/>11 573</text:p>
          </table:table-cell>
          <table:table-cell office:value-type="float" office:value="1776" table:style-name="ce47">
            <text:p><text:s text:c="2"/>1 7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33" table:style-name="ce47">
            <text:p><text:s text:c="2"/>1 73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977" table:style-name="ce47">
            <text:p><text:s text:c="3"/>9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39" table:style-name="ce47">
            <text:p><text:s text:c="2"/>18 03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40" table:style-name="ce47">
            <text:p><text:s text:c="2"/>3 140</text:p>
          </table:table-cell>
          <table:table-cell office:value-type="float" office:value="550" table:style-name="ce47">
            <text:p><text:s text:c="3"/>550</text:p>
          </table:table-cell>
          <table:table-cell office:value-type="float" office:value="770" table:style-name="ce47">
            <text:p><text:s text:c="3"/>7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52" table:style-name="ce47">
            <text:p><text:s text:c="3"/>65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65" table:style-name="ce47">
            <text:p><text:s text:c="2"/>8 06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511" table:style-name="ce23">
            <text:p><text:s text:c="2"/>2 5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24" table:style-name="ce23">
            <text:p><text:s text:c="3"/>924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749" table:style-name="ce23">
            <text:p><text:s text:c="3"/>7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1113" table:style-name="ce23">
            <text:p><text:s text:c="2"/>1 1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59" table:style-name="ce23">
            <text:p><text:s text:c="2"/>8 85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89" table:style-name="ce46">
            <text:p><text:s text:c="2"/>5 2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34" table:style-name="ce46">
            <text:p><text:s text:c="2"/>5 7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2" table:style-name="ce46">
            <text:p><text:s text:c="2"/>3 612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6326" table:style-name="ce46">
            <text:p><text:s text:c="2"/>6 3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0" table:style-name="ce46">
            <text:p><text:s text:c="3"/>39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6231" table:style-name="ce46">
            <text:p><text:s text:c="2"/>6 2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54" table:style-name="ce46">
            <text:p><text:s text:c="2"/>1 8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610" table:style-name="ce46">
            <text:p><text:s text:c="2"/>22 6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04" table:style-name="ce46">
            <text:p><text:s text:c="2"/>5 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26" table:style-name="ce46">
            <text:p><text:s text:c="2"/>5 12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262" table:style-name="ce46">
            <text:p><text:s text:c="2"/>2 26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908" table:style-name="ce46">
            <text:p><text:s text:c="2"/>2 908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8255" table:style-name="ce46">
            <text:p><text:s text:c="2"/>8 255</text:p>
          </table:table-cell>
          <table:table-cell office:value-type="float" office:value="1536" table:style-name="ce46">
            <text:p><text:s text:c="2"/>1 536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447" table:style-name="ce46">
            <text:p><text:s text:c="2"/>1 447</text:p>
          </table:table-cell>
          <table:table-cell office:value-type="float" office:value="839" table:style-name="ce46">
            <text:p><text:s text:c="3"/>839</text:p>
          </table:table-cell>
          <table:table-cell office:value-type="float" office:value="1744" table:style-name="ce46">
            <text:p><text:s text:c="2"/>1 744</text:p>
          </table:table-cell>
          <table:table-cell office:value-type="float" office:value="1877" table:style-name="ce46">
            <text:p><text:s text:c="2"/>1 87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18" table:style-name="ce46">
            <text:p><text:s text:c="2"/>1 218</text:p>
          </table:table-cell>
          <table:table-cell office:value-type="float" office:value="1469" table:style-name="ce46">
            <text:p><text:s text:c="2"/>1 469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515" table:style-name="ce46">
            <text:p><text:s text:c="3"/>515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33" table:style-name="ce46">
            <text:p><text:s text:c="3"/>433</text:p>
          </table:table-cell>
          <table:table-cell office:value-type="float" office:value="710" table:style-name="ce46">
            <text:p><text:s text:c="3"/>710</text:p>
          </table:table-cell>
          <table:table-cell office:value-type="float" office:value="4306" table:style-name="ce46">
            <text:p><text:s text:c="2"/>4 306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022" table:style-name="ce46">
            <text:p><text:s text:c="2"/>1 022</text:p>
          </table:table-cell>
          <table:table-cell office:value-type="float" office:value="1894" table:style-name="ce46">
            <text:p><text:s text:c="2"/>1 89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783" table:style-name="ce46">
            <text:p><text:s text:c="2"/>1 783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1301" table:style-name="ce46">
            <text:p><text:s text:c="2"/>1 301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1835" table:style-name="ce46">
            <text:p><text:s text:c="2"/>1 83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953" table:style-name="ce46">
            <text:p><text:s text:c="3"/>953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29" table:style-name="ce46">
            <text:p><text:s text:c="3"/>5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824" table:style-name="ce46">
            <text:p><text:s text:c="2"/>50 8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779" table:style-name="ce46">
            <text:p><text:s text:c="2"/>1 77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6192" table:style-name="ce46">
            <text:p><text:s text:c="2"/>6 192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3119" table:style-name="ce46">
            <text:p><text:s text:c="2"/>3 119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1234" table:style-name="ce46">
            <text:p><text:s text:c="2"/>1 234</text:p>
          </table:table-cell>
          <table:table-cell office:value-type="float" office:value="2294" table:style-name="ce46">
            <text:p><text:s text:c="2"/>2 294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3573" table:style-name="ce46">
            <text:p><text:s text:c="2"/>3 573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223" table:style-name="ce46">
            <text:p><text:s text:c="2"/>1 223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06" table:style-name="ce46">
            <text:p><text:s text:c="2"/>26 40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0" table:style-name="ce47">
            <text:p><text:s text:c="2"/>1 0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33" table:style-name="ce47">
            <text:p><text:s text:c="2"/>8 3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750" table:style-name="ce47">
            <text:p><text:s text:c="2"/>9 7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622" table:style-name="ce47">
            <text:p><text:s text:c="3"/>622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179" table:style-name="ce47">
            <text:p><text:s text:c="2"/>1 179</text:p>
          </table:table-cell>
          <table:table-cell office:value-type="float" office:value="939" table:style-name="ce47">
            <text:p><text:s text:c="3"/>939</text:p>
          </table:table-cell>
          <table:table-cell office:value-type="float" office:value="1466" table:style-name="ce47">
            <text:p><text:s text:c="2"/>1 466</text:p>
          </table:table-cell>
          <table:table-cell office:value-type="float" office:value="1528" table:style-name="ce47">
            <text:p><text:s text:c="2"/>1 528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630" table:style-name="ce47">
            <text:p><text:s text:c="3"/>63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436" table:style-name="ce47">
            <text:p><text:s text:c="2"/>1 436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873" table:style-name="ce47">
            <text:p><text:s text:c="2"/>13 87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47" table:style-name="ce47">
            <text:p><text:s text:c="2"/>1 1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04" table:style-name="ce47">
            <text:p><text:s text:c="2"/>10 5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51" table:style-name="ce47">
            <text:p><text:s text:c="2"/>11 65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5" table:style-name="ce47">
            <text:p><text:s text:c="3"/>505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99" table:style-name="ce47">
            <text:p><text:s text:c="3"/>399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288" table:style-name="ce47">
            <text:p><text:s text:c="2"/>1 28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131" table:style-name="ce47">
            <text:p><text:s text:c="2"/>1 13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692" table:style-name="ce47">
            <text:p><text:s text:c="3"/>69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86" table:style-name="ce47">
            <text:p><text:s text:c="3"/>38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52" table:style-name="ce47">
            <text:p><text:s text:c="3"/>9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50" table:style-name="ce47">
            <text:p><text:s text:c="2"/>8 3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6472" table:style-name="ce23">
            <text:p><text:s text:c="2"/>6 472</text:p>
          </table:table-cell>
          <table:table-cell office:value-type="float" office:value="2154" table:style-name="ce23">
            <text:p><text:s text:c="2"/>2 154</text:p>
          </table:table-cell>
          <table:table-cell office:value-type="float" office:value="412" table:style-name="ce23">
            <text:p><text:s text:c="3"/>412</text:p>
          </table:table-cell>
          <table:table-cell office:value-type="float" office:value="469" table:style-name="ce23">
            <text:p><text:s text:c="3"/>469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1619" table:style-name="ce23">
            <text:p><text:s text:c="2"/>1 619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1026" table:style-name="ce23">
            <text:p><text:s text:c="2"/>1 026</text:p>
          </table:table-cell>
          <table:table-cell office:value-type="float" office:value="1138" table:style-name="ce23">
            <text:p><text:s text:c="2"/>1 138</text:p>
          </table:table-cell>
          <table:table-cell office:value-type="float" office:value="1775" table:style-name="ce23">
            <text:p><text:s text:c="2"/>1 775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55" table:style-name="ce23">
            <text:p><text:s text:c="3"/>455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428" table:style-name="ce23">
            <text:p><text:s text:c="3"/>428</text:p>
          </table:table-cell>
          <table:table-cell office:value-type="float" office:value="785" table:style-name="ce23">
            <text:p><text:s text:c="3"/>785</text:p>
          </table:table-cell>
          <table:table-cell office:value-type="float" office:value="669" table:style-name="ce23">
            <text:p><text:s text:c="3"/>669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767" table:style-name="ce23">
            <text:p><text:s text:c="3"/>767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2459" table:style-name="ce23">
            <text:p><text:s text:c="2"/>2 459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4680" table:style-name="ce23">
            <text:p><text:s text:c="2"/>4 680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5268" table:style-name="ce23">
            <text:p><text:s text:c="2"/>5 268</text:p>
          </table:table-cell>
          <table:table-cell office:value-type="float" office:value="47030" table:style-name="ce23">
            <text:p><text:s text:c="2"/>47 030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4903" table:style-name="ce23">
            <text:p><text:s text:c="2"/>84 90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010" table:style-name="ce46">
            <text:p><text:s text:c="2"/>1 010</text:p>
          </table:table-cell>
          <table:table-cell office:value-type="float" office:value="821" table:style-name="ce46">
            <text:p><text:s text:c="3"/>82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514" table:style-name="ce46">
            <text:p><text:s text:c="2"/>114 5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4" table:style-name="ce46">
            <text:p><text:s text:c="2"/>1 304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335" table:style-name="ce46">
            <text:p><text:s text:c="2"/>1 335</text:p>
          </table:table-cell>
          <table:table-cell office:value-type="float" office:value="2802" table:style-name="ce46">
            <text:p><text:s text:c="2"/>2 802</text:p>
          </table:table-cell>
          <table:table-cell office:value-type="float" office:value="2466" table:style-name="ce46">
            <text:p><text:s text:c="2"/>2 466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99" table:style-name="ce46">
            <text:p><text:s text:c="3"/>599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317" table:style-name="ce46">
            <text:p><text:s text:c="3"/>31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2701" table:style-name="ce46">
            <text:p><text:s text:c="2"/>2 70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969" table:style-name="ce46">
            <text:p><text:s text:c="2"/>3 969</text:p>
          </table:table-cell>
          <table:table-cell office:value-type="float" office:value="3545" table:style-name="ce46">
            <text:p><text:s text:c="2"/>3 545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428" table:style-name="ce46">
            <text:p><text:s text:c="2"/>1 4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090" table:style-name="ce46">
            <text:p><text:s text:c="2"/>143 0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06" table:style-name="ce46">
            <text:p><text:s text:c="2"/>16 006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33" table:style-name="ce46">
            <text:p><text:s text:c="2"/>20 73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3968" table:style-name="ce46">
            <text:p><text:s text:c="2"/>3 968</text:p>
          </table:table-cell>
          <table:table-cell office:value-type="float" office:value="1180" table:style-name="ce46">
            <text:p><text:s text:c="2"/>1 18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1047" table:style-name="ce46">
            <text:p><text:s text:c="2"/>1 04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9" table:style-name="ce46">
            <text:p><text:s text:c="2"/>2 00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8431" table:style-name="ce46">
            <text:p><text:s text:c="2"/>18 431</text:p>
          </table:table-cell>
          <table:table-cell office:value-type="float" office:value="3381" table:style-name="ce46">
            <text:p><text:s text:c="2"/>3 381</text:p>
          </table:table-cell>
          <table:table-cell office:value-type="float" office:value="956" table:style-name="ce46">
            <text:p><text:s text:c="3"/>956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476" table:style-name="ce46">
            <text:p><text:s text:c="2"/>1 476</text:p>
          </table:table-cell>
          <table:table-cell office:value-type="float" office:value="943" table:style-name="ce46">
            <text:p><text:s text:c="3"/>943</text:p>
          </table:table-cell>
          <table:table-cell office:value-type="float" office:value="791" table:style-name="ce46">
            <text:p><text:s text:c="3"/>791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970" table:style-name="ce46">
            <text:p><text:s text:c="3"/>97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172" table:style-name="ce46">
            <text:p><text:s text:c="2"/>40 17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22458" table:style-name="ce46">
            <text:p><text:s text:c="2"/>22 458</text:p>
          </table:table-cell>
          <table:table-cell office:value-type="float" office:value="1791" table:style-name="ce46">
            <text:p><text:s text:c="2"/>1 791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4" table:style-name="ce46">
            <text:p><text:s text:c="2"/>1 05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31" table:style-name="ce46">
            <text:p><text:s text:c="2"/>25 73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2" table:style-name="ce46">
            <text:p><text:s text:c="2"/>1 132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42" table:style-name="ce46">
            <text:p><text:s text:c="2"/>1 042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15428" table:style-name="ce46">
            <text:p><text:s text:c="2"/>15 428</text:p>
          </table:table-cell>
          <table:table-cell office:value-type="float" office:value="9402" table:style-name="ce46">
            <text:p><text:s text:c="2"/>9 402</text:p>
          </table:table-cell>
          <table:table-cell office:value-type="float" office:value="2691" table:style-name="ce46">
            <text:p><text:s text:c="2"/>2 691</text:p>
          </table:table-cell>
          <table:table-cell office:value-type="float" office:value="1452" table:style-name="ce46">
            <text:p><text:s text:c="2"/>1 452</text:p>
          </table:table-cell>
          <table:table-cell office:value-type="float" office:value="1660" table:style-name="ce46">
            <text:p><text:s text:c="2"/>1 6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1" table:style-name="ce46">
            <text:p><text:s text:c="3"/>481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364" table:style-name="ce46">
            <text:p><text:s text:c="2"/>37 36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0" table:style-name="ce47">
            <text:p><text:s text:c="3"/>9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942" table:style-name="ce47">
            <text:p><text:s text:c="2"/>3 9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4" table:style-name="ce47">
            <text:p><text:s text:c="2"/>1 004</text:p>
          </table:table-cell>
          <table:table-cell office:value-type="float" office:value="489" table:style-name="ce47">
            <text:p><text:s text:c="3"/>489</text:p>
          </table:table-cell>
          <table:table-cell office:value-type="float" office:value="1444" table:style-name="ce47">
            <text:p><text:s text:c="2"/>1 44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45" table:style-name="ce47">
            <text:p><text:s text:c="2"/>2 045</text:p>
          </table:table-cell>
          <table:table-cell office:value-type="float" office:value="2038" table:style-name="ce47">
            <text:p><text:s text:c="2"/>2 038</text:p>
          </table:table-cell>
          <table:table-cell office:value-type="float" office:value="927" table:style-name="ce47">
            <text:p><text:s text:c="3"/>927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5070" table:style-name="ce47">
            <text:p><text:s text:c="2"/>15 070</text:p>
          </table:table-cell>
          <table:table-cell office:value-type="float" office:value="1621" table:style-name="ce47">
            <text:p><text:s text:c="2"/>1 6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986" table:style-name="ce47">
            <text:p><text:s text:c="3"/>986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3207" table:style-name="ce47">
            <text:p><text:s text:c="2"/>3 207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374" table:style-name="ce47">
            <text:p><text:s text:c="3"/>374</text:p>
          </table:table-cell>
          <table:table-cell office:value-type="float" office:value="1520" table:style-name="ce47">
            <text:p><text:s text:c="2"/>1 5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247" table:style-name="ce47">
            <text:p><text:s text:c="2"/>38 24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2159" table:style-name="ce23">
            <text:p><text:s text:c="2"/>12 159</text:p>
          </table:table-cell>
          <table:table-cell office:value-type="float" office:value="1061" table:style-name="ce23">
            <text:p><text:s text:c="2"/>1 061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45" table:style-name="ce23">
            <text:p><text:s text:c="2"/>2 845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42" table:style-name="ce23">
            <text:p><text:s text:c="3"/>6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247" table:style-name="ce23">
            <text:p><text:s text:c="2"/>17 24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48" table:style-name="ce23">
            <text:p><text:s text:c="2"/>2 548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759" table:style-name="ce23">
            <text:p><text:s text:c="3"/>75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653" table:style-name="ce23">
            <text:p><text:s text:c="2"/>2 653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328" table:style-name="ce23">
            <text:p><text:s text:c="3"/>328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741" table:style-name="ce23">
            <text:p><text:s text:c="3"/>741</text:p>
          </table:table-cell>
          <table:table-cell office:value-type="float" office:value="3212" table:style-name="ce23">
            <text:p><text:s text:c="2"/>3 212</text:p>
          </table:table-cell>
          <table:table-cell office:value-type="float" office:value="1011" table:style-name="ce23">
            <text:p><text:s text:c="2"/>1 011</text:p>
          </table:table-cell>
          <table:table-cell office:value-type="float" office:value="938" table:style-name="ce23">
            <text:p><text:s text:c="3"/>938</text:p>
          </table:table-cell>
          <table:table-cell office:value-type="float" office:value="1190" table:style-name="ce23">
            <text:p><text:s text:c="2"/>1 190</text:p>
          </table:table-cell>
          <table:table-cell office:value-type="float" office:value="486" table:style-name="ce23">
            <text:p><text:s text:c="3"/>486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96" table:style-name="ce23">
            <text:p><text:s text:c="3"/>19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33" table:style-name="ce23">
            <text:p><text:s text:c="3"/>333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745" table:style-name="ce23">
            <text:p><text:s text:c="2"/>1 745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312" table:style-name="ce23">
            <text:p><text:s text:c="3"/>3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8" table:style-name="ce23">
            <text:p><text:s text:c="3"/>9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486" table:style-name="ce23">
            <text:p><text:s text:c="2"/>22 48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273" table:style-name="ce47">
            <text:p><text:s text:c="2"/>1 273</text:p>
          </table:table-cell>
          <table:table-cell office:value-type="float" office:value="1067" table:style-name="ce47">
            <text:p><text:s text:c="2"/>1 0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59" table:style-name="ce47">
            <text:p><text:s text:c="2"/>1 359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9" table:style-name="ce47">
            <text:p><text:s text:c="3"/>609</text:p>
          </table:table-cell>
          <table:table-cell office:value-type="float" office:value="517" table:style-name="ce47">
            <text:p><text:s text:c="3"/>51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819" table:style-name="ce47">
            <text:p><text:s text:c="3"/>819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570" table:style-name="ce47">
            <text:p><text:s text:c="3"/>57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7515" table:style-name="ce47">
            <text:p><text:s text:c="2"/>7 515</text:p>
          </table:table-cell>
          <table:table-cell office:value-type="float" office:value="1283" table:style-name="ce47">
            <text:p><text:s text:c="2"/>1 2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86" table:style-name="ce47">
            <text:p><text:s text:c="3"/>7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86" table:style-name="ce47">
            <text:p><text:s text:c="3"/>2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62" table:style-name="ce47">
            <text:p><text:s text:c="2"/>19 86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1568" table:style-name="ce23">
            <text:p><text:s text:c="2"/>1 568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267" table:style-name="ce23">
            <text:p><text:s text:c="3"/>267</text:p>
          </table:table-cell>
          <table:table-cell office:value-type="float" office:value="2112" table:style-name="ce23">
            <text:p><text:s text:c="2"/>2 112</text:p>
          </table:table-cell>
          <table:table-cell office:value-type="float" office:value="378" table:style-name="ce23">
            <text:p><text:s text:c="3"/>37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142" table:style-name="ce23">
            <text:p><text:s text:c="3"/>142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1853" table:style-name="ce23">
            <text:p><text:s text:c="2"/>1 85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674" table:style-name="ce23">
            <text:p><text:s text:c="3"/>674</text:p>
          </table:table-cell>
          <table:table-cell office:value-type="float" office:value="197" table:style-name="ce23">
            <text:p><text:s text:c="3"/>197</text:p>
          </table:table-cell>
          <table:table-cell office:value-type="float" office:value="1201" table:style-name="ce23">
            <text:p><text:s text:c="2"/>1 20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496" table:style-name="ce23">
            <text:p><text:s text:c="2"/>12 4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36" table:style-name="ce46">
            <text:p><text:s text:c="3"/>536</text:p>
          </table:table-cell>
          <table:table-cell office:value-type="float" office:value="3901" table:style-name="ce46">
            <text:p><text:s text:c="2"/>3 90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64" table:style-name="ce46">
            <text:p><text:s text:c="2"/>4 8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4390" table:style-name="ce46">
            <text:p><text:s text:c="2"/>4 390</text:p>
          </table:table-cell>
          <table:table-cell office:value-type="float" office:value="8333" table:style-name="ce46">
            <text:p><text:s text:c="2"/>8 333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97" table:style-name="ce46">
            <text:p><text:s text:c="3"/>5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51" table:style-name="ce46">
            <text:p><text:s text:c="2"/>25 05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92" table:style-name="ce46">
            <text:p><text:s text:c="2"/>1 59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176" table:style-name="ce46">
            <text:p><text:s text:c="2"/>1 176</text:p>
          </table:table-cell>
          <table:table-cell office:value-type="float" office:value="7959" table:style-name="ce46">
            <text:p><text:s text:c="2"/>7 959</text:p>
          </table:table-cell>
          <table:table-cell office:value-type="float" office:value="2006" table:style-name="ce46">
            <text:p><text:s text:c="2"/>2 006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4849" table:style-name="ce46">
            <text:p><text:s text:c="2"/>4 8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8" table:style-name="ce46">
            <text:p><text:s text:c="3"/>8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20" table:style-name="ce46">
            <text:p><text:s text:c="2"/>22 52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3" table:style-name="ce46">
            <text:p><text:s text:c="2"/>1 733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5217" table:style-name="ce46">
            <text:p><text:s text:c="2"/>5 217</text:p>
          </table:table-cell>
          <table:table-cell office:value-type="float" office:value="2536" table:style-name="ce46">
            <text:p><text:s text:c="2"/>2 5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1001" table:style-name="ce46">
            <text:p><text:s text:c="2"/>1 001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016" table:style-name="ce46">
            <text:p><text:s text:c="2"/>1 016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1388" table:style-name="ce46">
            <text:p><text:s text:c="2"/>1 388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1044" table:style-name="ce46">
            <text:p><text:s text:c="2"/>11 044</text:p>
          </table:table-cell>
          <table:table-cell office:value-type="float" office:value="1818" table:style-name="ce46">
            <text:p><text:s text:c="2"/>1 818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1332" table:style-name="ce46">
            <text:p><text:s text:c="2"/>1 332</text:p>
          </table:table-cell>
          <table:table-cell office:value-type="float" office:value="1898" table:style-name="ce46">
            <text:p><text:s text:c="2"/>1 898</text:p>
          </table:table-cell>
          <table:table-cell office:value-type="float" office:value="1061" table:style-name="ce46">
            <text:p><text:s text:c="2"/>1 061</text:p>
          </table:table-cell>
          <table:table-cell office:value-type="float" office:value="2539" table:style-name="ce46">
            <text:p><text:s text:c="2"/>2 539</text:p>
          </table:table-cell>
          <table:table-cell office:value-type="float" office:value="2484" table:style-name="ce46">
            <text:p><text:s text:c="2"/>2 484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1931" table:style-name="ce46">
            <text:p><text:s text:c="2"/>1 931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10860" table:style-name="ce46">
            <text:p><text:s text:c="2"/>10 860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3709" table:style-name="ce46">
            <text:p><text:s text:c="2"/>3 70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32" table:style-name="ce46">
            <text:p><text:s text:c="3"/>3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0" table:style-name="ce46">
            <text:p><text:s text:c="3"/>4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425" table:style-name="ce46">
            <text:p><text:s text:c="2"/>60 42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6" table:style-name="ce46">
            <text:p><text:s text:c="2"/>5 8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0487" table:style-name="ce46">
            <text:p><text:s text:c="2"/>10 4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64" table:style-name="ce46">
            <text:p><text:s text:c="2"/>17 76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19999" table:style-name="ce46">
            <text:p><text:s text:c="2"/>19 9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14" table:style-name="ce46">
            <text:p><text:s text:c="2"/>22 01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2723" table:style-name="ce23">
            <text:p><text:s text:c="2"/>2 723</text:p>
          </table:table-cell>
          <table:table-cell office:value-type="float" office:value="1773" table:style-name="ce23">
            <text:p><text:s text:c="2"/>1 773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1104" table:style-name="ce23">
            <text:p><text:s text:c="2"/>1 104</text:p>
          </table:table-cell>
          <table:table-cell office:value-type="float" office:value="1508" table:style-name="ce23">
            <text:p><text:s text:c="2"/>1 5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1" table:style-name="ce23">
            <text:p><text:s text:c="3"/>381</text:p>
          </table:table-cell>
          <table:table-cell office:value-type="float" office:value="184" table:style-name="ce23">
            <text:p><text:s text:c="3"/>184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3175" table:style-name="ce23">
            <text:p><text:s text:c="2"/>3 175</text:p>
          </table:table-cell>
          <table:table-cell office:value-type="float" office:value="404" table:style-name="ce23">
            <text:p><text:s text:c="3"/>40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2365" table:style-name="ce23">
            <text:p><text:s text:c="2"/>2 365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5451" table:style-name="ce23">
            <text:p><text:s text:c="2"/>25 451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498" table:style-name="ce23">
            <text:p><text:s text:c="3"/>4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03" table:style-name="ce23">
            <text:p><text:s text:c="3"/>7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492" table:style-name="ce23">
            <text:p><text:s text:c="2"/>44 49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4466" table:style-name="ce47">
            <text:p><text:s text:c="2"/>4 466</text:p>
          </table:table-cell>
          <table:table-cell office:value-type="float" office:value="869" table:style-name="ce47">
            <text:p><text:s text:c="3"/>8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05" table:style-name="ce47">
            <text:p><text:s text:c="2"/>5 40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401" table:style-name="ce47">
            <text:p><text:s text:c="2"/>2 4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72" table:style-name="ce47">
            <text:p><text:s text:c="3"/>872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10618" table:style-name="ce47">
            <text:p><text:s text:c="2"/>10 618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21062" table:style-name="ce47">
            <text:p><text:s text:c="2"/>21 062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601" table:style-name="ce47">
            <text:p><text:s text:c="2"/>3 601</text:p>
          </table:table-cell>
          <table:table-cell office:value-type="float" office:value="10199" table:style-name="ce47">
            <text:p><text:s text:c="2"/>10 199</text:p>
          </table:table-cell>
          <table:table-cell office:value-type="float" office:value="8315" table:style-name="ce47">
            <text:p><text:s text:c="2"/>8 315</text:p>
          </table:table-cell>
          <table:table-cell office:value-type="float" office:value="10250" table:style-name="ce47">
            <text:p><text:s text:c="2"/>10 250</text:p>
          </table:table-cell>
          <table:table-cell office:value-type="float" office:value="1168" table:style-name="ce47">
            <text:p><text:s text:c="2"/>1 168</text:p>
          </table:table-cell>
          <table:table-cell office:value-type="float" office:value="1381" table:style-name="ce47">
            <text:p><text:s text:c="2"/>1 381</text:p>
          </table:table-cell>
          <table:table-cell office:value-type="float" office:value="854" table:style-name="ce47">
            <text:p><text:s text:c="3"/>854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8994" table:style-name="ce47">
            <text:p><text:s text:c="2"/>18 9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3" table:style-name="ce47">
            <text:p><text:s text:c="2"/>1 00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3395" table:style-name="ce47">
            <text:p><text:s text:c="2"/>93 39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480" table:style-name="ce47">
            <text:p><text:s text:c="2"/>1 480</text:p>
          </table:table-cell>
          <table:table-cell office:value-type="float" office:value="7258" table:style-name="ce47">
            <text:p><text:s text:c="2"/>7 258</text:p>
          </table:table-cell>
          <table:table-cell office:value-type="float" office:value="2079" table:style-name="ce47">
            <text:p><text:s text:c="2"/>2 079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6921" table:style-name="ce47">
            <text:p><text:s text:c="2"/>6 921</text:p>
          </table:table-cell>
          <table:table-cell office:value-type="float" office:value="1390" table:style-name="ce47">
            <text:p><text:s text:c="2"/>1 390</text:p>
          </table:table-cell>
          <table:table-cell office:value-type="float" office:value="916" table:style-name="ce47">
            <text:p><text:s text:c="3"/>916</text:p>
          </table:table-cell>
          <table:table-cell office:value-type="float" office:value="3776" table:style-name="ce47">
            <text:p><text:s text:c="2"/>3 776</text:p>
          </table:table-cell>
          <table:table-cell office:value-type="float" office:value="1038" table:style-name="ce47">
            <text:p><text:s text:c="2"/>1 038</text:p>
          </table:table-cell>
          <table:table-cell office:value-type="float" office:value="2052" table:style-name="ce47">
            <text:p><text:s text:c="2"/>2 052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3817" table:style-name="ce47">
            <text:p><text:s text:c="2"/>3 8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195" table:style-name="ce47">
            <text:p><text:s text:c="2"/>33 19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507" table:style-name="ce47">
            <text:p><text:s text:c="3"/>5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975" table:style-name="ce47">
            <text:p><text:s text:c="3"/>9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75" table:style-name="ce47">
            <text:p><text:s text:c="2"/>3 175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9" table:style-name="ce47">
            <text:p><text:s text:c="2"/>1 2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2" table:style-name="ce47">
            <text:p><text:s text:c="3"/>482</text:p>
          </table:table-cell>
          <table:table-cell office:value-type="float" office:value="531" table:style-name="ce47">
            <text:p><text:s text:c="3"/>5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08" table:style-name="ce47">
            <text:p><text:s text:c="2"/>8 6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426" table:style-name="ce46">
            <text:p><text:s text:c="2"/>1 426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1734" table:style-name="ce46">
            <text:p><text:s text:c="2"/>1 734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848" table:style-name="ce46">
            <text:p><text:s text:c="2"/>1 848</text:p>
          </table:table-cell>
          <table:table-cell office:value-type="float" office:value="3567" table:style-name="ce46">
            <text:p><text:s text:c="2"/>3 567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1039" table:style-name="ce46">
            <text:p><text:s text:c="2"/>1 039</text:p>
          </table:table-cell>
          <table:table-cell office:value-type="float" office:value="872" table:style-name="ce46">
            <text:p><text:s text:c="3"/>872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2620" table:style-name="ce46">
            <text:p><text:s text:c="2"/>2 62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8415" table:style-name="ce46">
            <text:p><text:s text:c="2"/>8 415</text:p>
          </table:table-cell>
          <table:table-cell office:value-type="float" office:value="1139" table:style-name="ce46">
            <text:p><text:s text:c="2"/>1 139</text:p>
          </table:table-cell>
          <table:table-cell office:value-type="float" office:value="2301" table:style-name="ce46">
            <text:p><text:s text:c="2"/>2 301</text:p>
          </table:table-cell>
          <table:table-cell office:value-type="float" office:value="6380" table:style-name="ce46">
            <text:p><text:s text:c="2"/>6 380</text:p>
          </table:table-cell>
          <table:table-cell office:value-type="float" office:value="5218" table:style-name="ce46">
            <text:p><text:s text:c="2"/>5 218</text:p>
          </table:table-cell>
          <table:table-cell office:value-type="float" office:value="3172" table:style-name="ce46">
            <text:p><text:s text:c="2"/>3 172</text:p>
          </table:table-cell>
          <table:table-cell office:value-type="float" office:value="2405" table:style-name="ce46">
            <text:p><text:s text:c="2"/>2 405</text:p>
          </table:table-cell>
          <table:table-cell office:value-type="float" office:value="1215" table:style-name="ce46">
            <text:p><text:s text:c="2"/>1 215</text:p>
          </table:table-cell>
          <table:table-cell office:value-type="float" office:value="2775" table:style-name="ce46">
            <text:p><text:s text:c="2"/>2 775</text:p>
          </table:table-cell>
          <table:table-cell office:value-type="float" office:value="2028" table:style-name="ce46">
            <text:p><text:s text:c="2"/>2 028</text:p>
          </table:table-cell>
          <table:table-cell office:value-type="float" office:value="821" table:style-name="ce46">
            <text:p><text:s text:c="3"/>821</text:p>
          </table:table-cell>
          <table:table-cell office:value-type="float" office:value="25551" table:style-name="ce46">
            <text:p><text:s text:c="2"/>25 551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957" table:style-name="ce46">
            <text:p><text:s text:c="3"/>957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707" table:style-name="ce46">
            <text:p><text:s text:c="2"/>1 7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193" table:style-name="ce46">
            <text:p><text:s text:c="2"/>1 19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112" table:style-name="ce46">
            <text:p><text:s text:c="2"/>84 11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89" table:style-name="ce46">
            <text:p><text:s text:c="2"/>14 589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60" table:style-name="ce46">
            <text:p><text:s text:c="2"/>17 26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66" table:style-name="ce46">
            <text:p><text:s text:c="2"/>5 4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3" table:style-name="ce46">
            <text:p><text:s text:c="3"/>36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467" table:style-name="ce46">
            <text:p><text:s text:c="2"/>2 467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1121" table:style-name="ce46">
            <text:p><text:s text:c="2"/>1 12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53" table:style-name="ce46">
            <text:p><text:s text:c="2"/>13 55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447" table:style-name="ce46">
            <text:p><text:s text:c="2"/>13 44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4" table:style-name="ce46">
            <text:p><text:s text:c="2"/>1 234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10" table:style-name="ce46">
            <text:p><text:s text:c="2"/>16 81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4" table:style-name="ce46">
            <text:p><text:s text:c="2"/>2 834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201" table:style-name="ce46">
            <text:p><text:s text:c="3"/>20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75" table:style-name="ce46">
            <text:p><text:s text:c="3"/>7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6" table:style-name="ce46">
            <text:p><text:s text:c="2"/>1 50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79" table:style-name="ce46">
            <text:p><text:s text:c="2"/>8 17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264" table:style-name="ce47">
            <text:p><text:s text:c="2"/>2 264</text:p>
          </table:table-cell>
          <table:table-cell office:value-type="float" office:value="8771" table:style-name="ce47">
            <text:p><text:s text:c="2"/>8 771</text:p>
          </table:table-cell>
          <table:table-cell office:value-type="float" office:value="3361" table:style-name="ce47">
            <text:p><text:s text:c="2"/>3 361</text:p>
          </table:table-cell>
          <table:table-cell office:value-type="float" office:value="1202" table:style-name="ce47">
            <text:p><text:s text:c="2"/>1 202</text:p>
          </table:table-cell>
          <table:table-cell office:value-type="float" office:value="1426" table:style-name="ce47">
            <text:p><text:s text:c="2"/>1 426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241" table:style-name="ce47">
            <text:p><text:s text:c="3"/>241</text:p>
          </table:table-cell>
          <table:table-cell office:value-type="float" office:value="2221" table:style-name="ce47">
            <text:p><text:s text:c="2"/>2 221</text:p>
          </table:table-cell>
          <table:table-cell office:value-type="float" office:value="5336" table:style-name="ce47">
            <text:p><text:s text:c="2"/>5 336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12475" table:style-name="ce47">
            <text:p><text:s text:c="2"/>12 475</text:p>
          </table:table-cell>
          <table:table-cell office:value-type="float" office:value="449" table:style-name="ce47">
            <text:p><text:s text:c="3"/>449</text:p>
          </table:table-cell>
          <table:table-cell office:value-type="float" office:value="782" table:style-name="ce47">
            <text:p><text:s text:c="3"/>782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084" table:style-name="ce47">
            <text:p><text:s text:c="2"/>1 08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647" table:style-name="ce47">
            <text:p><text:s text:c="3"/>647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90" table:style-name="ce47">
            <text:p><text:s text:c="3"/>59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760" table:style-name="ce47">
            <text:p><text:s text:c="2"/>45 7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22" table:style-name="ce23">
            <text:p><text:s text:c="2"/>1 42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2" table:style-name="ce23">
            <text:p><text:s text:c="3"/>4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82" table:style-name="ce23">
            <text:p><text:s text:c="2"/>1 88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22" table:style-name="ce23">
            <text:p><text:s text:c="2"/>2 2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2" table:style-name="ce23">
            <text:p><text:s text:c="3"/>8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84" table:style-name="ce23">
            <text:p><text:s text:c="2"/>3 084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2323" table:style-name="ce47">
            <text:p><text:s text:c="2"/>2 323</text:p>
          </table:table-cell>
          <table:table-cell office:value-type="float" office:value="1289" table:style-name="ce47">
            <text:p><text:s text:c="2"/>1 289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92" table:style-name="ce47">
            <text:p><text:s text:c="2"/>2 2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1" table:style-name="ce47">
            <text:p><text:s text:c="2"/>1 0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00" table:style-name="ce47">
            <text:p><text:s text:c="2"/>7 50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2509" table:style-name="ce23">
            <text:p><text:s text:c="2"/>2 509</text:p>
          </table:table-cell>
          <table:table-cell office:value-type="float" office:value="2605" table:style-name="ce23">
            <text:p><text:s text:c="2"/>2 605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795" table:style-name="ce23">
            <text:p><text:s text:c="3"/>795</text:p>
          </table:table-cell>
          <table:table-cell office:value-type="float" office:value="21437" table:style-name="ce23">
            <text:p><text:s text:c="2"/>21 437</text:p>
          </table:table-cell>
          <table:table-cell office:value-type="float" office:value="2321" table:style-name="ce23">
            <text:p><text:s text:c="2"/>2 321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635" table:style-name="ce23">
            <text:p><text:s text:c="3"/>6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47" table:style-name="ce23">
            <text:p><text:s text:c="2"/>8 747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5060" table:style-name="ce23">
            <text:p><text:s text:c="2"/>5 060</text:p>
          </table:table-cell>
          <table:table-cell office:value-type="float" office:value="400" table:style-name="ce23">
            <text:p><text:s text:c="3"/>400</text:p>
          </table:table-cell>
          <table:table-cell office:value-type="float" office:value="626" table:style-name="ce23">
            <text:p><text:s text:c="3"/>626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77" table:style-name="ce23">
            <text:p><text:s text:c="2"/>1 17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268" table:style-name="ce23">
            <text:p><text:s text:c="2"/>48 2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7" table:style-name="ce46">
            <text:p><text:s text:c="2"/>1 7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6" table:style-name="ce46">
            <text:p><text:s text:c="2"/>1 8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14" table:style-name="ce46">
            <text:p><text:s text:c="2"/>6 71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52" table:style-name="ce46">
            <text:p><text:s text:c="2"/>7 55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036" table:style-name="ce46">
            <text:p><text:s text:c="2"/>50 036</text:p>
          </table:table-cell>
          <table:table-cell office:value-type="float" office:value="13636" table:style-name="ce46">
            <text:p><text:s text:c="2"/>13 63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10" table:style-name="ce46">
            <text:p><text:s text:c="2"/>14 0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90" table:style-name="ce46">
            <text:p><text:s text:c="2"/>11 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2" table:style-name="ce46">
            <text:p><text:s text:c="2"/>1 212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834" table:style-name="ce46">
            <text:p><text:s text:c="2"/>90 8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897" table:style-name="ce46">
            <text:p><text:s text:c="2"/>12 8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9" table:style-name="ce46">
            <text:p><text:s text:c="2"/>1 4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0" table:style-name="ce46">
            <text:p><text:s text:c="2"/>1 0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86" table:style-name="ce46">
            <text:p><text:s text:c="2"/>15 78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75" table:style-name="ce46">
            <text:p><text:s text:c="2"/>2 3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60" table:style-name="ce46">
            <text:p><text:s text:c="2"/>3 4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016" table:style-name="ce47">
            <text:p><text:s text:c="2"/>2 016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27" table:style-name="ce47">
            <text:p><text:s text:c="3"/>827</text:p>
          </table:table-cell>
          <table:table-cell office:value-type="float" office:value="505" table:style-name="ce47">
            <text:p><text:s text:c="3"/>505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22" table:style-name="ce47">
            <text:p><text:s text:c="3"/>722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129" table:style-name="ce47">
            <text:p><text:s text:c="2"/>1 12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680" table:style-name="ce47">
            <text:p><text:s text:c="3"/>680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167" table:style-name="ce47">
            <text:p><text:s text:c="2"/>1 167</text:p>
          </table:table-cell>
          <table:table-cell office:value-type="float" office:value="1325" table:style-name="ce47">
            <text:p><text:s text:c="2"/>1 32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444" table:style-name="ce47">
            <text:p><text:s text:c="2"/>3 444</text:p>
          </table:table-cell>
          <table:table-cell office:value-type="float" office:value="12003" table:style-name="ce47">
            <text:p><text:s text:c="2"/>12 003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98" table:style-name="ce47">
            <text:p><text:s text:c="2"/>28 59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750" table:style-name="ce23">
            <text:p><text:s text:c="3"/>750</text:p>
          </table:table-cell>
          <table:table-cell office:value-type="float" office:value="2193" table:style-name="ce23">
            <text:p><text:s text:c="2"/>2 193</text:p>
          </table:table-cell>
          <table:table-cell office:value-type="float" office:value="1215" table:style-name="ce23">
            <text:p><text:s text:c="2"/>1 215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657" table:style-name="ce23">
            <text:p><text:s text:c="3"/>657</text:p>
          </table:table-cell>
          <table:table-cell office:value-type="float" office:value="580" table:style-name="ce23">
            <text:p><text:s text:c="3"/>580</text:p>
          </table:table-cell>
          <table:table-cell office:value-type="float" office:value="446" table:style-name="ce23">
            <text:p><text:s text:c="3"/>446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484" table:style-name="ce23">
            <text:p><text:s text:c="3"/>484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374" table:style-name="ce23">
            <text:p><text:s text:c="3"/>374</text:p>
          </table:table-cell>
          <table:table-cell office:value-type="float" office:value="2053" table:style-name="ce23">
            <text:p><text:s text:c="2"/>2 053</text:p>
          </table:table-cell>
          <table:table-cell office:value-type="float" office:value="1199" table:style-name="ce23">
            <text:p><text:s text:c="2"/>1 199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1000" table:style-name="ce23">
            <text:p><text:s text:c="2"/>1 000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156" table:style-name="ce23">
            <text:p><text:s text:c="3"/>156</text:p>
          </table:table-cell>
          <table:table-cell office:value-type="float" office:value="500" table:style-name="ce23">
            <text:p><text:s text:c="3"/>500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2254" table:style-name="ce23">
            <text:p><text:s text:c="2"/>2 254</text:p>
          </table:table-cell>
          <table:table-cell office:value-type="float" office:value="7467" table:style-name="ce23">
            <text:p><text:s text:c="2"/>7 467</text:p>
          </table:table-cell>
          <table:table-cell office:value-type="float" office:value="1557" table:style-name="ce23">
            <text:p><text:s text:c="2"/>1 557</text:p>
          </table:table-cell>
          <table:table-cell office:value-type="float" office:value="585" table:style-name="ce23">
            <text:p><text:s text:c="3"/>585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422" table:style-name="ce23">
            <text:p><text:s text:c="3"/>422</text:p>
          </table:table-cell>
          <table:table-cell office:value-type="float" office:value="1363" table:style-name="ce23">
            <text:p><text:s text:c="2"/>1 363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534" table:style-name="ce23">
            <text:p><text:s text:c="3"/>534</text:p>
          </table:table-cell>
          <table:table-cell office:value-type="float" office:value="612" table:style-name="ce23">
            <text:p><text:s text:c="3"/>612</text:p>
          </table:table-cell>
          <table:table-cell office:value-type="float" office:value="1057" table:style-name="ce23">
            <text:p><text:s text:c="2"/>1 057</text:p>
          </table:table-cell>
          <table:table-cell office:value-type="float" office:value="910" table:style-name="ce23">
            <text:p><text:s text:c="3"/>910</text:p>
          </table:table-cell>
          <table:table-cell office:value-type="float" office:value="1984" table:style-name="ce23">
            <text:p><text:s text:c="2"/>1 984</text:p>
          </table:table-cell>
          <table:table-cell office:value-type="float" office:value="563" table:style-name="ce23">
            <text:p><text:s text:c="3"/>563</text:p>
          </table:table-cell>
          <table:table-cell office:value-type="float" office:value="3229" table:style-name="ce23">
            <text:p><text:s text:c="2"/>3 229</text:p>
          </table:table-cell>
          <table:table-cell office:value-type="float" office:value="618" table:style-name="ce23">
            <text:p><text:s text:c="3"/>618</text:p>
          </table:table-cell>
          <table:table-cell office:value-type="float" office:value="717" table:style-name="ce23">
            <text:p><text:s text:c="3"/>717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2401" table:style-name="ce23">
            <text:p><text:s text:c="2"/>2 40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689" table:style-name="ce23">
            <text:p><text:s text:c="3"/>689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671" table:style-name="ce23">
            <text:p><text:s text:c="3"/>671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729" table:style-name="ce23">
            <text:p><text:s text:c="3"/>729</text:p>
          </table:table-cell>
          <table:table-cell office:value-type="float" office:value="770" table:style-name="ce23">
            <text:p><text:s text:c="3"/>770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855" table:style-name="ce23">
            <text:p><text:s text:c="3"/>855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02" table:style-name="ce23">
            <text:p><text:s text:c="3"/>702</text:p>
          </table:table-cell>
          <table:table-cell office:value-type="float" office:value="536" table:style-name="ce23">
            <text:p><text:s text:c="3"/>536</text:p>
          </table:table-cell>
          <table:table-cell office:value-type="float" office:value="326" table:style-name="ce23">
            <text:p><text:s text:c="3"/>326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1402" table:style-name="ce23">
            <text:p><text:s text:c="2"/>51 40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342" table:style-name="ce23">
            <text:p><text:s text:c="2"/>5 342</text:p>
          </table:table-cell>
          <table:table-cell office:value-type="float" office:value="3371" table:style-name="ce23">
            <text:p><text:s text:c="2"/>3 371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584" table:style-name="ce23">
            <text:p><text:s text:c="3"/>584</text:p>
          </table:table-cell>
          <table:table-cell office:value-type="float" office:value="208" table:style-name="ce23">
            <text:p><text:s text:c="3"/>208</text:p>
          </table:table-cell>
          <table:table-cell office:value-type="float" office:value="864" table:style-name="ce23">
            <text:p><text:s text:c="3"/>864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909" table:style-name="ce23">
            <text:p><text:s text:c="3"/>90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1991" table:style-name="ce23">
            <text:p><text:s text:c="2"/>1 991</text:p>
          </table:table-cell>
          <table:table-cell office:value-type="float" office:value="507" table:style-name="ce23">
            <text:p><text:s text:c="3"/>507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1358" table:style-name="ce23">
            <text:p><text:s text:c="2"/>1 358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571" table:style-name="ce23">
            <text:p><text:s text:c="3"/>571</text:p>
          </table:table-cell>
          <table:table-cell office:value-type="float" office:value="1882" table:style-name="ce23">
            <text:p><text:s text:c="2"/>1 882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3492" table:style-name="ce23">
            <text:p><text:s text:c="2"/>3 492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161" table:style-name="ce23">
            <text:p><text:s text:c="3"/>161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626" table:style-name="ce23">
            <text:p><text:s text:c="2"/>1 626</text:p>
          </table:table-cell>
          <table:table-cell office:value-type="float" office:value="3185" table:style-name="ce23">
            <text:p><text:s text:c="2"/>3 185</text:p>
          </table:table-cell>
          <table:table-cell office:value-type="float" office:value="3807" table:style-name="ce23">
            <text:p><text:s text:c="2"/>3 807</text:p>
          </table:table-cell>
          <table:table-cell office:value-type="float" office:value="1989" table:style-name="ce23">
            <text:p><text:s text:c="2"/>1 989</text:p>
          </table:table-cell>
          <table:table-cell office:value-type="float" office:value="1010" table:style-name="ce23">
            <text:p><text:s text:c="2"/>1 010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507" table:style-name="ce23">
            <text:p><text:s text:c="3"/>507</text:p>
          </table:table-cell>
          <table:table-cell office:value-type="float" office:value="538" table:style-name="ce23">
            <text:p><text:s text:c="3"/>538</text:p>
          </table:table-cell>
          <table:table-cell office:value-type="float" office:value="521" table:style-name="ce23">
            <text:p><text:s text:c="3"/>521</text:p>
          </table:table-cell>
          <table:table-cell office:value-type="float" office:value="1257" table:style-name="ce23">
            <text:p><text:s text:c="2"/>1 257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47855" table:style-name="ce23">
            <text:p><text:s text:c="2"/>47 855</text:p>
          </table:table-cell>
          <table:table-cell office:value-type="float" office:value="3054" table:style-name="ce23">
            <text:p><text:s text:c="2"/>3 054</text:p>
          </table:table-cell>
          <table:table-cell office:value-type="float" office:value="501" table:style-name="ce23">
            <text:p><text:s text:c="3"/>501</text:p>
          </table:table-cell>
          <table:table-cell office:value-type="float" office:value="1124" table:style-name="ce23">
            <text:p><text:s text:c="2"/>1 124</text:p>
          </table:table-cell>
          <table:table-cell office:value-type="float" office:value="12015" table:style-name="ce23">
            <text:p><text:s text:c="2"/>12 015</text:p>
          </table:table-cell>
          <table:table-cell office:value-type="float" office:value="1115" table:style-name="ce23">
            <text:p><text:s text:c="2"/>1 115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817" table:style-name="ce23">
            <text:p><text:s text:c="3"/>817</text:p>
          </table:table-cell>
          <table:table-cell office:value-type="float" office:value="836" table:style-name="ce23">
            <text:p><text:s text:c="3"/>836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1697" table:style-name="ce23">
            <text:p><text:s text:c="2"/>1 697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1845" table:style-name="ce23">
            <text:p><text:s text:c="2"/>1 845</text:p>
          </table:table-cell>
          <table:table-cell office:value-type="float" office:value="320" table:style-name="ce23">
            <text:p><text:s text:c="3"/>320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3906" table:style-name="ce23">
            <text:p><text:s text:c="2"/>3 906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491" table:style-name="ce23">
            <text:p><text:s text:c="2"/>4 491</text:p>
          </table:table-cell>
          <table:table-cell office:value-type="float" office:value="1369" table:style-name="ce23">
            <text:p><text:s text:c="2"/>1 369</text:p>
          </table:table-cell>
          <table:table-cell office:value-type="float" office:value="1572" table:style-name="ce23">
            <text:p><text:s text:c="2"/>1 572</text:p>
          </table:table-cell>
          <table:table-cell office:value-type="float" office:value="1006" table:style-name="ce23">
            <text:p><text:s text:c="2"/>1 006</text:p>
          </table:table-cell>
          <table:table-cell office:value-type="float" office:value="1268" table:style-name="ce23">
            <text:p><text:s text:c="2"/>1 268</text:p>
          </table:table-cell>
          <table:table-cell office:value-type="float" office:value="555" table:style-name="ce23">
            <text:p><text:s text:c="3"/>555</text:p>
          </table:table-cell>
          <table:table-cell office:value-type="float" office:value="2426" table:style-name="ce23">
            <text:p><text:s text:c="2"/>2 4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9531" table:style-name="ce23">
            <text:p><text:s text:c="2"/>129 531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73" table:style-name="ce47">
            <text:p><text:s text:c="3"/>17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541" table:style-name="ce47">
            <text:p><text:s text:c="3"/>541</text:p>
          </table:table-cell>
          <table:table-cell office:value-type="float" office:value="3833" table:style-name="ce47">
            <text:p><text:s text:c="2"/>3 833</text:p>
          </table:table-cell>
          <table:table-cell office:value-type="float" office:value="1452" table:style-name="ce47">
            <text:p><text:s text:c="2"/>1 452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293" table:style-name="ce47">
            <text:p><text:s text:c="2"/>2 293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658" table:style-name="ce47">
            <text:p><text:s text:c="3"/>65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838" table:style-name="ce47">
            <text:p><text:s text:c="2"/>2 83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951" table:style-name="ce47">
            <text:p><text:s text:c="2"/>7 951</text:p>
          </table:table-cell>
          <table:table-cell office:value-type="float" office:value="982" table:style-name="ce47">
            <text:p><text:s text:c="3"/>982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945" table:style-name="ce47">
            <text:p><text:s text:c="3"/>945</text:p>
          </table:table-cell>
          <table:table-cell office:value-type="float" office:value="1145" table:style-name="ce47">
            <text:p><text:s text:c="2"/>1 145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464" table:style-name="ce47">
            <text:p><text:s text:c="2"/>1 4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050" table:style-name="ce47">
            <text:p><text:s text:c="2"/>31 05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268" table:style-name="ce23">
            <text:p><text:s text:c="2"/>21 268</text:p>
          </table:table-cell>
          <table:table-cell office:value-type="float" office:value="449" table:style-name="ce23">
            <text:p><text:s text:c="3"/>449</text:p>
          </table:table-cell>
          <table:table-cell office:value-type="float" office:value="438" table:style-name="ce23">
            <text:p><text:s text:c="3"/>43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10" table:style-name="ce23">
            <text:p><text:s text:c="3"/>21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40" table:style-name="ce23">
            <text:p><text:s text:c="3"/>640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363" table:style-name="ce23">
            <text:p><text:s text:c="3"/>36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29" table:style-name="ce23">
            <text:p><text:s text:c="3"/>1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7" table:style-name="ce23">
            <text:p><text:s text:c="3"/>137</text:p>
          </table:table-cell>
          <table:table-cell office:value-type="float" office:value="1230" table:style-name="ce23">
            <text:p><text:s text:c="2"/>1 2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71" table:style-name="ce23">
            <text:p><text:s text:c="2"/>2 871</text:p>
          </table:table-cell>
          <table:table-cell office:value-type="float" office:value="596" table:style-name="ce23">
            <text:p><text:s text:c="3"/>596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007" table:style-name="ce23">
            <text:p><text:s text:c="2"/>1 0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994" table:style-name="ce23">
            <text:p><text:s text:c="2"/>31 99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0" table:style-name="ce46">
            <text:p><text:s text:c="2"/>1 770</text:p>
          </table:table-cell>
          <table:table-cell office:value-type="float" office:value="820" table:style-name="ce46">
            <text:p><text:s text:c="3"/>82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51" table:style-name="ce46">
            <text:p><text:s text:c="2"/>3 951</text:p>
          </table:table-cell>
          <table:table-cell office:value-type="float" office:value="9836" table:style-name="ce46">
            <text:p><text:s text:c="2"/>9 8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59" table:style-name="ce46">
            <text:p><text:s text:c="2"/>6 059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232" table:style-name="ce46">
            <text:p><text:s text:c="2"/>24 23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92" table:style-name="ce46">
            <text:p><text:s text:c="3"/>89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98" table:style-name="ce46">
            <text:p><text:s text:c="2"/>17 598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57" table:style-name="ce46">
            <text:p><text:s text:c="2"/>2 8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9" table:style-name="ce46">
            <text:p><text:s text:c="3"/>829</text:p>
          </table:table-cell>
          <table:table-cell office:value-type="float" office:value="766" table:style-name="ce46">
            <text:p><text:s text:c="3"/>766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62" table:style-name="ce46">
            <text:p><text:s text:c="3"/>46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00" table:style-name="ce46">
            <text:p><text:s text:c="2"/>1 20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8" table:style-name="ce46">
            <text:p><text:s text:c="2"/>1 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744" table:style-name="ce46">
            <text:p><text:s text:c="2"/>27 74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689" table:style-name="ce46">
            <text:p><text:s text:c="2"/>1 689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1060" table:style-name="ce46">
            <text:p><text:s text:c="2"/>1 060</text:p>
          </table:table-cell>
          <table:table-cell office:value-type="float" office:value="1790" table:style-name="ce46">
            <text:p><text:s text:c="2"/>1 790</text:p>
          </table:table-cell>
          <table:table-cell office:value-type="float" office:value="4130" table:style-name="ce46">
            <text:p><text:s text:c="2"/>4 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1143" table:style-name="ce46">
            <text:p><text:s text:c="2"/>1 143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89" table:style-name="ce46">
            <text:p><text:s text:c="2"/>15 089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157" table:style-name="ce46">
            <text:p><text:s text:c="2"/>3 157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2523" table:style-name="ce46">
            <text:p><text:s text:c="2"/>2 523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564" table:style-name="ce46">
            <text:p><text:s text:c="3"/>564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173" table:style-name="ce46">
            <text:p><text:s text:c="2"/>1 17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1044" table:style-name="ce46">
            <text:p><text:s text:c="2"/>1 044</text:p>
          </table:table-cell>
          <table:table-cell office:value-type="float" office:value="756" table:style-name="ce46">
            <text:p><text:s text:c="3"/>756</text:p>
          </table:table-cell>
          <table:table-cell office:value-type="float" office:value="1236" table:style-name="ce46">
            <text:p><text:s text:c="2"/>1 236</text:p>
          </table:table-cell>
          <table:table-cell office:value-type="float" office:value="340" table:style-name="ce46">
            <text:p><text:s text:c="3"/>340</text:p>
          </table:table-cell>
          <table:table-cell office:value-type="float" office:value="970" table:style-name="ce46">
            <text:p><text:s text:c="3"/>970</text:p>
          </table:table-cell>
          <table:table-cell office:value-type="float" office:value="606" table:style-name="ce46">
            <text:p><text:s text:c="3"/>606</text:p>
          </table:table-cell>
          <table:table-cell office:value-type="float" office:value="693" table:style-name="ce46">
            <text:p><text:s text:c="3"/>693</text:p>
          </table:table-cell>
          <table:table-cell office:value-type="float" office:value="1760" table:style-name="ce46">
            <text:p><text:s text:c="2"/>1 76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7" table:style-name="ce46">
            <text:p><text:s text:c="2"/>3 2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2933" table:style-name="ce46">
            <text:p><text:s text:c="2"/>2 933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" table:style-name="ce46">
            <text:p><text:s text:c="3"/>23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068" table:style-name="ce46">
            <text:p><text:s text:c="2"/>28 0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2671" table:style-name="ce46">
            <text:p><text:s text:c="2"/>2 671</text:p>
          </table:table-cell>
          <table:table-cell office:value-type="float" office:value="471" table:style-name="ce46">
            <text:p><text:s text:c="3"/>471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2434" table:style-name="ce46">
            <text:p><text:s text:c="2"/>2 434</text:p>
          </table:table-cell>
          <table:table-cell office:value-type="float" office:value="1661" table:style-name="ce46">
            <text:p><text:s text:c="2"/>1 661</text:p>
          </table:table-cell>
          <table:table-cell office:value-type="float" office:value="300" table:style-name="ce46">
            <text:p><text:s text:c="3"/>300</text:p>
          </table:table-cell>
          <table:table-cell office:value-type="float" office:value="4316" table:style-name="ce46">
            <text:p><text:s text:c="2"/>4 316</text:p>
          </table:table-cell>
          <table:table-cell office:value-type="float" office:value="1572" table:style-name="ce46">
            <text:p><text:s text:c="2"/>1 572</text:p>
          </table:table-cell>
          <table:table-cell office:value-type="float" office:value="6952" table:style-name="ce46">
            <text:p><text:s text:c="2"/>6 952</text:p>
          </table:table-cell>
          <table:table-cell office:value-type="float" office:value="1710" table:style-name="ce46">
            <text:p><text:s text:c="2"/>1 710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670" table:style-name="ce46">
            <text:p><text:s text:c="3"/>670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1549" table:style-name="ce46">
            <text:p><text:s text:c="2"/>1 549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1436" table:style-name="ce46">
            <text:p><text:s text:c="2"/>1 436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2655" table:style-name="ce46">
            <text:p><text:s text:c="2"/>2 655</text:p>
          </table:table-cell>
          <table:table-cell office:value-type="float" office:value="1159" table:style-name="ce46">
            <text:p><text:s text:c="2"/>1 159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1537" table:style-name="ce46">
            <text:p><text:s text:c="2"/>1 537</text:p>
          </table:table-cell>
          <table:table-cell office:value-type="float" office:value="1452" table:style-name="ce46">
            <text:p><text:s text:c="2"/>1 452</text:p>
          </table:table-cell>
          <table:table-cell office:value-type="float" office:value="1609" table:style-name="ce46">
            <text:p><text:s text:c="2"/>1 609</text:p>
          </table:table-cell>
          <table:table-cell office:value-type="float" office:value="3129" table:style-name="ce46">
            <text:p><text:s text:c="2"/>3 129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334" table:style-name="ce46">
            <text:p><text:s text:c="2"/>1 334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836" table:style-name="ce46">
            <text:p><text:s text:c="3"/>836</text:p>
          </table:table-cell>
          <table:table-cell office:value-type="float" office:value="1031" table:style-name="ce46">
            <text:p><text:s text:c="2"/>1 031</text:p>
          </table:table-cell>
          <table:table-cell office:value-type="float" office:value="3126" table:style-name="ce46">
            <text:p><text:s text:c="2"/>3 126</text:p>
          </table:table-cell>
          <table:table-cell office:value-type="float" office:value="1031" table:style-name="ce46">
            <text:p><text:s text:c="2"/>1 031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793" table:style-name="ce46">
            <text:p><text:s text:c="3"/>793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395" table:style-name="ce46">
            <text:p><text:s text:c="2"/>1 395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1436" table:style-name="ce46">
            <text:p><text:s text:c="2"/>1 436</text:p>
          </table:table-cell>
          <table:table-cell office:value-type="float" office:value="828" table:style-name="ce46">
            <text:p><text:s text:c="3"/>828</text:p>
          </table:table-cell>
          <table:table-cell office:value-type="float" office:value="19423" table:style-name="ce46">
            <text:p><text:s text:c="2"/>19 423</text:p>
          </table:table-cell>
          <table:table-cell office:value-type="float" office:value="21449" table:style-name="ce46">
            <text:p><text:s text:c="2"/>21 449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2826" table:style-name="ce46">
            <text:p><text:s text:c="2"/>2 82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16" table:style-name="ce46">
            <text:p><text:s text:c="3"/>316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642" table:style-name="ce46">
            <text:p><text:s text:c="2"/>101 64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53" table:style-name="ce23">
            <text:p><text:s text:c="3"/>35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09" table:style-name="ce23">
            <text:p><text:s text:c="3"/>40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880" table:style-name="ce23">
            <text:p><text:s text:c="2"/>1 880</text:p>
          </table:table-cell>
          <table:table-cell office:value-type="float" office:value="811" table:style-name="ce23">
            <text:p><text:s text:c="3"/>811</text:p>
          </table:table-cell>
          <table:table-cell office:value-type="float" office:value="653" table:style-name="ce23">
            <text:p><text:s text:c="3"/>653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881" table:style-name="ce23">
            <text:p><text:s text:c="2"/>1 88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10" table:style-name="ce23">
            <text:p><text:s text:c="2"/>10 01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42" table:style-name="ce47">
            <text:p><text:s text:c="2"/>4 0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62" table:style-name="ce47">
            <text:p><text:s text:c="3"/>762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873" table:style-name="ce47">
            <text:p><text:s text:c="3"/>87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47" table:style-name="ce47">
            <text:p><text:s text:c="3"/>647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1017" table:style-name="ce47">
            <text:p><text:s text:c="2"/>1 0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05" table:style-name="ce47">
            <text:p><text:s text:c="2"/>10 70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40" table:style-name="ce47">
            <text:p><text:s text:c="2"/>1 04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169" table:style-name="ce47">
            <text:p><text:s text:c="2"/>1 169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1815" table:style-name="ce47">
            <text:p><text:s text:c="2"/>1 815</text:p>
          </table:table-cell>
          <table:table-cell office:value-type="float" office:value="175" table:style-name="ce47">
            <text:p><text:s text:c="3"/>175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28" table:style-name="ce47">
            <text:p><text:s text:c="3"/>528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1896" table:style-name="ce47">
            <text:p><text:s text:c="2"/>1 896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541" table:style-name="ce47">
            <text:p><text:s text:c="3"/>541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87" table:style-name="ce47">
            <text:p><text:s text:c="3"/>787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1320" table:style-name="ce47">
            <text:p><text:s text:c="2"/>1 32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7649" table:style-name="ce47">
            <text:p><text:s text:c="2"/>7 6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998" table:style-name="ce47">
            <text:p><text:s text:c="2"/>21 99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68" table:style-name="ce47">
            <text:p><text:s text:c="2"/>1 768</text:p>
          </table:table-cell>
          <table:table-cell office:value-type="float" office:value="1745" table:style-name="ce47">
            <text:p><text:s text:c="2"/>1 745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1364" table:style-name="ce47">
            <text:p><text:s text:c="2"/>1 364</text:p>
          </table:table-cell>
          <table:table-cell office:value-type="float" office:value="1362" table:style-name="ce47">
            <text:p><text:s text:c="2"/>1 362</text:p>
          </table:table-cell>
          <table:table-cell office:value-type="float" office:value="1943" table:style-name="ce47">
            <text:p><text:s text:c="2"/>1 943</text:p>
          </table:table-cell>
          <table:table-cell office:value-type="float" office:value="1478" table:style-name="ce47">
            <text:p><text:s text:c="2"/>1 478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615" table:style-name="ce47">
            <text:p><text:s text:c="3"/>615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2227" table:style-name="ce47">
            <text:p><text:s text:c="2"/>2 227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600" table:style-name="ce47">
            <text:p><text:s text:c="3"/>600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2738" table:style-name="ce47">
            <text:p><text:s text:c="2"/>2 738</text:p>
          </table:table-cell>
          <table:table-cell office:value-type="float" office:value="463" table:style-name="ce47">
            <text:p><text:s text:c="3"/>463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5161" table:style-name="ce47">
            <text:p><text:s text:c="2"/>5 161</text:p>
          </table:table-cell>
          <table:table-cell office:value-type="float" office:value="5395" table:style-name="ce47">
            <text:p><text:s text:c="2"/>5 395</text:p>
          </table:table-cell>
          <table:table-cell office:value-type="float" office:value="2283" table:style-name="ce47">
            <text:p><text:s text:c="2"/>2 283</text:p>
          </table:table-cell>
          <table:table-cell office:value-type="float" office:value="2917" table:style-name="ce47">
            <text:p><text:s text:c="2"/>2 917</text:p>
          </table:table-cell>
          <table:table-cell office:value-type="float" office:value="1826" table:style-name="ce47">
            <text:p><text:s text:c="2"/>1 82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518" table:style-name="ce47">
            <text:p><text:s text:c="2"/>1 518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549" table:style-name="ce47">
            <text:p><text:s text:c="2"/>43 54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2505" table:style-name="ce47">
            <text:p><text:s text:c="2"/>2 505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054" table:style-name="ce47">
            <text:p><text:s text:c="2"/>1 05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41" table:style-name="ce47">
            <text:p><text:s text:c="3"/>441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746" table:style-name="ce47">
            <text:p><text:s text:c="2"/>3 746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440" table:style-name="ce47">
            <text:p><text:s text:c="2"/>1 440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90" table:style-name="ce47">
            <text:p><text:s text:c="2"/>15 3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63" table:style-name="ce46">
            <text:p><text:s text:c="2"/>1 163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1767" table:style-name="ce46">
            <text:p><text:s text:c="2"/>1 767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785" table:style-name="ce46">
            <text:p><text:s text:c="3"/>78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759" table:style-name="ce46">
            <text:p><text:s text:c="2"/>1 759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7019" table:style-name="ce46">
            <text:p><text:s text:c="2"/>7 0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88" table:style-name="ce46">
            <text:p><text:s text:c="2"/>18 2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973" table:style-name="ce46">
            <text:p><text:s text:c="2"/>1 97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2" table:style-name="ce46">
            <text:p><text:s text:c="3"/>75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033" table:style-name="ce46">
            <text:p><text:s text:c="2"/>7 033</text:p>
          </table:table-cell>
          <table:table-cell office:value-type="float" office:value="1161" table:style-name="ce46">
            <text:p><text:s text:c="2"/>1 161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087" table:style-name="ce46">
            <text:p><text:s text:c="2"/>3 087</text:p>
          </table:table-cell>
          <table:table-cell office:value-type="float" office:value="1897" table:style-name="ce46">
            <text:p><text:s text:c="2"/>1 897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6520" table:style-name="ce46">
            <text:p><text:s text:c="2"/>6 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81" table:style-name="ce46">
            <text:p><text:s text:c="2"/>25 88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161" table:style-name="ce46">
            <text:p><text:s text:c="2"/>2 16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3068" table:style-name="ce46">
            <text:p><text:s text:c="2"/>3 06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8" table:style-name="ce46">
            <text:p><text:s text:c="2"/>1 248</text:p>
          </table:table-cell>
          <table:table-cell office:value-type="float" office:value="2523" table:style-name="ce46">
            <text:p><text:s text:c="2"/>2 523</text:p>
          </table:table-cell>
          <table:table-cell office:value-type="float" office:value="1932" table:style-name="ce46">
            <text:p><text:s text:c="2"/>1 932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675" table:style-name="ce46">
            <text:p><text:s text:c="2"/>12 67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608" table:style-name="ce46">
            <text:p><text:s text:c="2"/>3 608</text:p>
          </table:table-cell>
          <table:table-cell office:value-type="float" office:value="3656" table:style-name="ce46">
            <text:p><text:s text:c="2"/>3 65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37" table:style-name="ce46">
            <text:p><text:s text:c="2"/>22 7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98" table:style-name="ce46">
            <text:p><text:s text:c="2"/>30 09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1155" table:style-name="ce46">
            <text:p><text:s text:c="2"/>1 155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578" table:style-name="ce46">
            <text:p><text:s text:c="3"/>578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66" table:style-name="ce46">
            <text:p><text:s text:c="3"/>366</text:p>
          </table:table-cell>
          <table:table-cell office:value-type="float" office:value="436" table:style-name="ce46">
            <text:p><text:s text:c="3"/>436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341" table:style-name="ce46">
            <text:p><text:s text:c="3"/>341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802" table:style-name="ce46">
            <text:p><text:s text:c="3"/>802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1820" table:style-name="ce46">
            <text:p><text:s text:c="2"/>1 820</text:p>
          </table:table-cell>
          <table:table-cell office:value-type="float" office:value="1591" table:style-name="ce46">
            <text:p><text:s text:c="2"/>1 591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1424" table:style-name="ce46">
            <text:p><text:s text:c="2"/>1 424</text:p>
          </table:table-cell>
          <table:table-cell office:value-type="float" office:value="1236" table:style-name="ce46">
            <text:p><text:s text:c="2"/>1 236</text:p>
          </table:table-cell>
          <table:table-cell office:value-type="float" office:value="5812" table:style-name="ce46">
            <text:p><text:s text:c="2"/>5 812</text:p>
          </table:table-cell>
          <table:table-cell office:value-type="float" office:value="946" table:style-name="ce46">
            <text:p><text:s text:c="3"/>946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747" table:style-name="ce46">
            <text:p><text:s text:c="3"/>747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26694" table:style-name="ce46">
            <text:p><text:s text:c="2"/>26 694</text:p>
          </table:table-cell>
          <table:table-cell office:value-type="float" office:value="1203" table:style-name="ce46">
            <text:p><text:s text:c="2"/>1 203</text:p>
          </table:table-cell>
          <table:table-cell office:value-type="float" office:value="9780" table:style-name="ce46">
            <text:p><text:s text:c="2"/>9 780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2332" table:style-name="ce46">
            <text:p><text:s text:c="2"/>2 332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1833" table:style-name="ce46">
            <text:p><text:s text:c="2"/>1 833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760" table:style-name="ce46">
            <text:p><text:s text:c="2"/>1 760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4512" table:style-name="ce46">
            <text:p><text:s text:c="2"/>4 512</text:p>
          </table:table-cell>
          <table:table-cell office:value-type="float" office:value="971" table:style-name="ce46">
            <text:p><text:s text:c="3"/>971</text:p>
          </table:table-cell>
          <table:table-cell office:value-type="float" office:value="1177" table:style-name="ce46">
            <text:p><text:s text:c="2"/>1 177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1063" table:style-name="ce46">
            <text:p><text:s text:c="2"/>1 063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1808" table:style-name="ce46">
            <text:p><text:s text:c="2"/>1 8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166" table:style-name="ce46">
            <text:p><text:s text:c="2"/>81 16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58" table:style-name="ce47">
            <text:p><text:s text:c="3"/>258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22" table:style-name="ce47">
            <text:p><text:s text:c="3"/>622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4398" table:style-name="ce47">
            <text:p><text:s text:c="2"/>4 398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95" table:style-name="ce47">
            <text:p><text:s text:c="3"/>595</text:p>
          </table:table-cell>
          <table:table-cell office:value-type="float" office:value="678" table:style-name="ce47">
            <text:p><text:s text:c="3"/>67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607" table:style-name="ce47">
            <text:p><text:s text:c="3"/>607</text:p>
          </table:table-cell>
          <table:table-cell office:value-type="float" office:value="712" table:style-name="ce47">
            <text:p><text:s text:c="3"/>712</text:p>
          </table:table-cell>
          <table:table-cell office:value-type="float" office:value="2789" table:style-name="ce47">
            <text:p><text:s text:c="2"/>2 789</text:p>
          </table:table-cell>
          <table:table-cell office:value-type="float" office:value="4229" table:style-name="ce47">
            <text:p><text:s text:c="2"/>4 229</text:p>
          </table:table-cell>
          <table:table-cell office:value-type="float" office:value="10656" table:style-name="ce47">
            <text:p><text:s text:c="2"/>10 656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386" table:style-name="ce47">
            <text:p><text:s text:c="2"/>1 38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931" table:style-name="ce47">
            <text:p><text:s text:c="2"/>1 931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635" table:style-name="ce47">
            <text:p><text:s text:c="3"/>635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7101" table:style-name="ce47">
            <text:p><text:s text:c="2"/>7 101</text:p>
          </table:table-cell>
          <table:table-cell office:value-type="float" office:value="872" table:style-name="ce47">
            <text:p><text:s text:c="3"/>872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1396" table:style-name="ce47">
            <text:p><text:s text:c="2"/>1 3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050" table:style-name="ce47">
            <text:p><text:s text:c="2"/>1 0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233" table:style-name="ce47">
            <text:p><text:s text:c="2"/>46 23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3708" table:style-name="ce47">
            <text:p><text:s text:c="2"/>3 708</text:p>
          </table:table-cell>
          <table:table-cell office:value-type="float" office:value="1459" table:style-name="ce47">
            <text:p><text:s text:c="2"/>1 459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513" table:style-name="ce47">
            <text:p><text:s text:c="3"/>513</text:p>
          </table:table-cell>
          <table:table-cell office:value-type="float" office:value="3583" table:style-name="ce47">
            <text:p><text:s text:c="2"/>3 583</text:p>
          </table:table-cell>
          <table:table-cell office:value-type="float" office:value="2062" table:style-name="ce47">
            <text:p><text:s text:c="2"/>2 062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3456" table:style-name="ce47">
            <text:p><text:s text:c="2"/>3 456</text:p>
          </table:table-cell>
          <table:table-cell office:value-type="float" office:value="1555" table:style-name="ce47">
            <text:p><text:s text:c="2"/>1 555</text:p>
          </table:table-cell>
          <table:table-cell office:value-type="float" office:value="3764" table:style-name="ce47">
            <text:p><text:s text:c="2"/>3 764</text:p>
          </table:table-cell>
          <table:table-cell office:value-type="float" office:value="1252" table:style-name="ce47">
            <text:p><text:s text:c="2"/>1 252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809" table:style-name="ce47">
            <text:p><text:s text:c="3"/>809</text:p>
          </table:table-cell>
          <table:table-cell office:value-type="float" office:value="934" table:style-name="ce47">
            <text:p><text:s text:c="3"/>934</text:p>
          </table:table-cell>
          <table:table-cell office:value-type="float" office:value="606" table:style-name="ce47">
            <text:p><text:s text:c="3"/>606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778" table:style-name="ce47">
            <text:p><text:s text:c="2"/>1 778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2003" table:style-name="ce47">
            <text:p><text:s text:c="2"/>2 003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2532" table:style-name="ce47">
            <text:p><text:s text:c="2"/>2 532</text:p>
          </table:table-cell>
          <table:table-cell office:value-type="float" office:value="1099" table:style-name="ce47">
            <text:p><text:s text:c="2"/>1 099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745" table:style-name="ce47">
            <text:p><text:s text:c="3"/>745</text:p>
          </table:table-cell>
          <table:table-cell office:value-type="float" office:value="1555" table:style-name="ce47">
            <text:p><text:s text:c="2"/>1 555</text:p>
          </table:table-cell>
          <table:table-cell office:value-type="float" office:value="1799" table:style-name="ce47">
            <text:p><text:s text:c="2"/>1 799</text:p>
          </table:table-cell>
          <table:table-cell office:value-type="float" office:value="2980" table:style-name="ce47">
            <text:p><text:s text:c="2"/>2 980</text:p>
          </table:table-cell>
          <table:table-cell office:value-type="float" office:value="970" table:style-name="ce47">
            <text:p><text:s text:c="3"/>970</text:p>
          </table:table-cell>
          <table:table-cell office:value-type="float" office:value="1612" table:style-name="ce47">
            <text:p><text:s text:c="2"/>1 612</text:p>
          </table:table-cell>
          <table:table-cell office:value-type="float" office:value="1407" table:style-name="ce47">
            <text:p><text:s text:c="2"/>1 407</text:p>
          </table:table-cell>
          <table:table-cell office:value-type="float" office:value="1369" table:style-name="ce47">
            <text:p><text:s text:c="2"/>1 369</text:p>
          </table:table-cell>
          <table:table-cell office:value-type="float" office:value="2200" table:style-name="ce47">
            <text:p><text:s text:c="2"/>2 200</text:p>
          </table:table-cell>
          <table:table-cell office:value-type="float" office:value="3009" table:style-name="ce47">
            <text:p><text:s text:c="2"/>3 009</text:p>
          </table:table-cell>
          <table:table-cell office:value-type="float" office:value="1468" table:style-name="ce47">
            <text:p><text:s text:c="2"/>1 468</text:p>
          </table:table-cell>
          <table:table-cell office:value-type="float" office:value="870" table:style-name="ce47">
            <text:p><text:s text:c="3"/>870</text:p>
          </table:table-cell>
          <table:table-cell office:value-type="float" office:value="853" table:style-name="ce47">
            <text:p><text:s text:c="3"/>853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4420" table:style-name="ce47">
            <text:p><text:s text:c="2"/>4 420</text:p>
          </table:table-cell>
          <table:table-cell office:value-type="float" office:value="907" table:style-name="ce47">
            <text:p><text:s text:c="3"/>907</text:p>
          </table:table-cell>
          <table:table-cell office:value-type="float" office:value="8244" table:style-name="ce47">
            <text:p><text:s text:c="2"/>8 244</text:p>
          </table:table-cell>
          <table:table-cell office:value-type="float" office:value="2353" table:style-name="ce47">
            <text:p><text:s text:c="2"/>2 353</text:p>
          </table:table-cell>
          <table:table-cell office:value-type="float" office:value="17122" table:style-name="ce47">
            <text:p><text:s text:c="2"/>17 122</text:p>
          </table:table-cell>
          <table:table-cell office:value-type="float" office:value="6467" table:style-name="ce47">
            <text:p><text:s text:c="2"/>6 467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893" table:style-name="ce47">
            <text:p><text:s text:c="3"/>893</text:p>
          </table:table-cell>
          <table:table-cell office:value-type="float" office:value="2342" table:style-name="ce47">
            <text:p><text:s text:c="2"/>2 342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1980" table:style-name="ce47">
            <text:p><text:s text:c="2"/>1 980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733" table:style-name="ce47">
            <text:p><text:s text:c="3"/>733</text:p>
          </table:table-cell>
          <table:table-cell office:value-type="float" office:value="4849" table:style-name="ce47">
            <text:p><text:s text:c="2"/>4 849</text:p>
          </table:table-cell>
          <table:table-cell office:value-type="float" office:value="1546" table:style-name="ce47">
            <text:p><text:s text:c="2"/>1 546</text:p>
          </table:table-cell>
          <table:table-cell office:value-type="float" office:value="51954" table:style-name="ce47">
            <text:p><text:s text:c="2"/>51 954</text:p>
          </table:table-cell>
          <table:table-cell office:value-type="float" office:value="15878" table:style-name="ce47">
            <text:p><text:s text:c="2"/>15 878</text:p>
          </table:table-cell>
          <table:table-cell office:value-type="float" office:value="2988" table:style-name="ce47">
            <text:p><text:s text:c="2"/>2 988</text:p>
          </table:table-cell>
          <table:table-cell office:value-type="float" office:value="1209" table:style-name="ce47">
            <text:p><text:s text:c="2"/>1 209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923" table:style-name="ce47">
            <text:p><text:s text:c="3"/>923</text:p>
          </table:table-cell>
          <table:table-cell office:value-type="float" office:value="3043" table:style-name="ce47">
            <text:p><text:s text:c="2"/>3 043</text:p>
          </table:table-cell>
          <table:table-cell office:value-type="float" office:value="652" table:style-name="ce47">
            <text:p><text:s text:c="3"/>652</text:p>
          </table:table-cell>
          <table:table-cell office:value-type="float" office:value="40007" table:style-name="ce47">
            <text:p><text:s text:c="2"/>40 007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939" table:style-name="ce47">
            <text:p><text:s text:c="3"/>939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3322" table:style-name="ce47">
            <text:p><text:s text:c="2"/>3 322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1911" table:style-name="ce47">
            <text:p><text:s text:c="2"/>1 9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105" table:style-name="ce47">
            <text:p><text:s text:c="2"/>233 10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92" table:style-name="ce47">
            <text:p><text:s text:c="3"/>292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641" table:style-name="ce47">
            <text:p><text:s text:c="3"/>641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180" table:style-name="ce47">
            <text:p><text:s text:c="2"/>1 180</text:p>
          </table:table-cell>
          <table:table-cell office:value-type="float" office:value="2974" table:style-name="ce47">
            <text:p><text:s text:c="2"/>2 974</text:p>
          </table:table-cell>
          <table:table-cell office:value-type="float" office:value="22146" table:style-name="ce47">
            <text:p><text:s text:c="2"/>22 146</text:p>
          </table:table-cell>
          <table:table-cell office:value-type="float" office:value="864" table:style-name="ce47">
            <text:p><text:s text:c="3"/>864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685" table:style-name="ce47">
            <text:p><text:s text:c="2"/>1 685</text:p>
          </table:table-cell>
          <table:table-cell office:value-type="float" office:value="717" table:style-name="ce47">
            <text:p><text:s text:c="3"/>717</text:p>
          </table:table-cell>
          <table:table-cell office:value-type="float" office:value="3116" table:style-name="ce47">
            <text:p><text:s text:c="2"/>3 116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2210" table:style-name="ce47">
            <text:p><text:s text:c="2"/>2 210</text:p>
          </table:table-cell>
          <table:table-cell office:value-type="float" office:value="946" table:style-name="ce47">
            <text:p><text:s text:c="3"/>946</text:p>
          </table:table-cell>
          <table:table-cell office:value-type="float" office:value="5036" table:style-name="ce47">
            <text:p><text:s text:c="2"/>5 036</text:p>
          </table:table-cell>
          <table:table-cell office:value-type="float" office:value="1415" table:style-name="ce47">
            <text:p><text:s text:c="2"/>1 415</text:p>
          </table:table-cell>
          <table:table-cell office:value-type="float" office:value="3035" table:style-name="ce47">
            <text:p><text:s text:c="2"/>3 035</text:p>
          </table:table-cell>
          <table:table-cell office:value-type="float" office:value="704" table:style-name="ce47">
            <text:p><text:s text:c="3"/>704</text:p>
          </table:table-cell>
          <table:table-cell office:value-type="float" office:value="624" table:style-name="ce47">
            <text:p><text:s text:c="3"/>624</text:p>
          </table:table-cell>
          <table:table-cell office:value-type="float" office:value="795" table:style-name="ce47">
            <text:p><text:s text:c="3"/>795</text:p>
          </table:table-cell>
          <table:table-cell office:value-type="float" office:value="2177" table:style-name="ce47">
            <text:p><text:s text:c="2"/>2 177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789" table:style-name="ce47">
            <text:p><text:s text:c="2"/>1 789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2775" table:style-name="ce47">
            <text:p><text:s text:c="2"/>2 775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1208" table:style-name="ce47">
            <text:p><text:s text:c="2"/>1 208</text:p>
          </table:table-cell>
          <table:table-cell office:value-type="float" office:value="2273" table:style-name="ce47">
            <text:p><text:s text:c="2"/>2 273</text:p>
          </table:table-cell>
          <table:table-cell office:value-type="float" office:value="2056" table:style-name="ce47">
            <text:p><text:s text:c="2"/>2 0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840" table:style-name="ce47">
            <text:p><text:s text:c="2"/>66 84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4567" table:style-name="ce47">
            <text:p><text:s text:c="2"/>4 567</text:p>
          </table:table-cell>
          <table:table-cell office:value-type="float" office:value="845" table:style-name="ce47">
            <text:p><text:s text:c="3"/>845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2659" table:style-name="ce47">
            <text:p><text:s text:c="2"/>2 659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4275" table:style-name="ce47">
            <text:p><text:s text:c="2"/>4 275</text:p>
          </table:table-cell>
          <table:table-cell office:value-type="float" office:value="1100" table:style-name="ce47">
            <text:p><text:s text:c="2"/>1 100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276" table:style-name="ce47">
            <text:p><text:s text:c="3"/>276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1037" table:style-name="ce47">
            <text:p><text:s text:c="2"/>1 037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3321" table:style-name="ce47">
            <text:p><text:s text:c="2"/>3 321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2423" table:style-name="ce47">
            <text:p><text:s text:c="2"/>2 423</text:p>
          </table:table-cell>
          <table:table-cell office:value-type="float" office:value="2712" table:style-name="ce47">
            <text:p><text:s text:c="2"/>2 712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2744" table:style-name="ce47">
            <text:p><text:s text:c="2"/>2 744</text:p>
          </table:table-cell>
          <table:table-cell office:value-type="float" office:value="969" table:style-name="ce47">
            <text:p><text:s text:c="3"/>969</text:p>
          </table:table-cell>
          <table:table-cell office:value-type="float" office:value="1372" table:style-name="ce47">
            <text:p><text:s text:c="2"/>1 372</text:p>
          </table:table-cell>
          <table:table-cell office:value-type="float" office:value="1185" table:style-name="ce47">
            <text:p><text:s text:c="2"/>1 185</text:p>
          </table:table-cell>
          <table:table-cell office:value-type="float" office:value="439" table:style-name="ce47">
            <text:p><text:s text:c="3"/>439</text:p>
          </table:table-cell>
          <table:table-cell office:value-type="float" office:value="603" table:style-name="ce47">
            <text:p><text:s text:c="3"/>603</text:p>
          </table:table-cell>
          <table:table-cell office:value-type="float" office:value="1883" table:style-name="ce47">
            <text:p><text:s text:c="2"/>1 883</text:p>
          </table:table-cell>
          <table:table-cell office:value-type="float" office:value="2032" table:style-name="ce47">
            <text:p><text:s text:c="2"/>2 032</text:p>
          </table:table-cell>
          <table:table-cell office:value-type="float" office:value="1104" table:style-name="ce47">
            <text:p><text:s text:c="2"/>1 104</text:p>
          </table:table-cell>
          <table:table-cell office:value-type="float" office:value="2051" table:style-name="ce47">
            <text:p><text:s text:c="2"/>2 051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848" table:style-name="ce47">
            <text:p><text:s text:c="3"/>848</text:p>
          </table:table-cell>
          <table:table-cell office:value-type="float" office:value="3564" table:style-name="ce47">
            <text:p><text:s text:c="2"/>3 564</text:p>
          </table:table-cell>
          <table:table-cell office:value-type="float" office:value="4233" table:style-name="ce47">
            <text:p><text:s text:c="2"/>4 233</text:p>
          </table:table-cell>
          <table:table-cell office:value-type="float" office:value="12647" table:style-name="ce47">
            <text:p><text:s text:c="2"/>12 647</text:p>
          </table:table-cell>
          <table:table-cell office:value-type="float" office:value="1507" table:style-name="ce47">
            <text:p><text:s text:c="2"/>1 507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055" table:style-name="ce47">
            <text:p><text:s text:c="2"/>1 055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41" table:style-name="ce47">
            <text:p><text:s text:c="3"/>441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1568" table:style-name="ce47">
            <text:p><text:s text:c="2"/>1 568</text:p>
          </table:table-cell>
          <table:table-cell office:value-type="float" office:value="2199" table:style-name="ce47">
            <text:p><text:s text:c="2"/>2 199</text:p>
          </table:table-cell>
          <table:table-cell office:value-type="float" office:value="1520" table:style-name="ce47">
            <text:p><text:s text:c="2"/>1 520</text:p>
          </table:table-cell>
          <table:table-cell office:value-type="float" office:value="11320" table:style-name="ce47">
            <text:p><text:s text:c="2"/>11 320</text:p>
          </table:table-cell>
          <table:table-cell office:value-type="float" office:value="1165" table:style-name="ce47">
            <text:p><text:s text:c="2"/>1 165</text:p>
          </table:table-cell>
          <table:table-cell office:value-type="float" office:value="9419" table:style-name="ce47">
            <text:p><text:s text:c="2"/>9 419</text:p>
          </table:table-cell>
          <table:table-cell office:value-type="float" office:value="3223" table:style-name="ce47">
            <text:p><text:s text:c="2"/>3 223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2372" table:style-name="ce47">
            <text:p><text:s text:c="2"/>2 372</text:p>
          </table:table-cell>
          <table:table-cell office:value-type="float" office:value="659" table:style-name="ce47">
            <text:p><text:s text:c="3"/>659</text:p>
          </table:table-cell>
          <table:table-cell office:value-type="float" office:value="2888" table:style-name="ce47">
            <text:p><text:s text:c="2"/>2 888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117" table:style-name="ce47">
            <text:p><text:s text:c="2"/>1 117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922" table:style-name="ce47">
            <text:p><text:s text:c="3"/>922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2358" table:style-name="ce47">
            <text:p><text:s text:c="2"/>2 3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873" table:style-name="ce47">
            <text:p><text:s text:c="2"/>110 87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8" table:style-name="ce46">
            <text:p><text:s text:c="2"/>2 2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364" table:style-name="ce46">
            <text:p><text:s text:c="2"/>2 364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624" table:style-name="ce46">
            <text:p><text:s text:c="3"/>624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918" table:style-name="ce46">
            <text:p><text:s text:c="3"/>918</text:p>
          </table:table-cell>
          <table:table-cell office:value-type="float" office:value="853" table:style-name="ce46">
            <text:p><text:s text:c="3"/>853</text:p>
          </table:table-cell>
          <table:table-cell office:value-type="float" office:value="643" table:style-name="ce46">
            <text:p><text:s text:c="3"/>643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787" table:style-name="ce46">
            <text:p><text:s text:c="3"/>787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1711" table:style-name="ce46">
            <text:p><text:s text:c="2"/>1 711</text:p>
          </table:table-cell>
          <table:table-cell office:value-type="float" office:value="2352" table:style-name="ce46">
            <text:p><text:s text:c="2"/>2 352</text:p>
          </table:table-cell>
          <table:table-cell office:value-type="float" office:value="879" table:style-name="ce46">
            <text:p><text:s text:c="3"/>879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2709" table:style-name="ce46">
            <text:p><text:s text:c="2"/>2 709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5037" table:style-name="ce46">
            <text:p><text:s text:c="2"/>5 037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328" table:style-name="ce46">
            <text:p><text:s text:c="2"/>1 328</text:p>
          </table:table-cell>
          <table:table-cell office:value-type="float" office:value="479" table:style-name="ce46">
            <text:p><text:s text:c="3"/>47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20" table:style-name="ce46">
            <text:p><text:s text:c="2"/>4 22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65" table:style-name="ce46">
            <text:p><text:s text:c="2"/>3 0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8" table:style-name="ce46">
            <text:p><text:s text:c="2"/>4 458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367" table:style-name="ce46">
            <text:p><text:s text:c="2"/>44 367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15" table:style-name="ce46">
            <text:p><text:s text:c="3"/>31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74" table:style-name="ce46">
            <text:p><text:s text:c="3"/>37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78" table:style-name="ce46">
            <text:p><text:s text:c="2"/>1 378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2300" table:style-name="ce46">
            <text:p><text:s text:c="2"/>2 300</text:p>
          </table:table-cell>
          <table:table-cell office:value-type="float" office:value="4061" table:style-name="ce46">
            <text:p><text:s text:c="2"/>4 061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616" table:style-name="ce46">
            <text:p><text:s text:c="3"/>61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1546" table:style-name="ce46">
            <text:p><text:s text:c="2"/>1 546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29" table:style-name="ce46">
            <text:p><text:s text:c="3"/>429</text:p>
          </table:table-cell>
          <table:table-cell office:value-type="float" office:value="1413" table:style-name="ce46">
            <text:p><text:s text:c="2"/>1 413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4057" table:style-name="ce46">
            <text:p><text:s text:c="2"/>4 057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918" table:style-name="ce46">
            <text:p><text:s text:c="2"/>1 918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1862" table:style-name="ce46">
            <text:p><text:s text:c="2"/>1 862</text:p>
          </table:table-cell>
          <table:table-cell office:value-type="float" office:value="2476" table:style-name="ce46">
            <text:p><text:s text:c="2"/>2 476</text:p>
          </table:table-cell>
          <table:table-cell office:value-type="float" office:value="11816" table:style-name="ce46">
            <text:p><text:s text:c="2"/>11 816</text:p>
          </table:table-cell>
          <table:table-cell office:value-type="float" office:value="547" table:style-name="ce46">
            <text:p><text:s text:c="3"/>547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833" table:style-name="ce46">
            <text:p><text:s text:c="3"/>833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1264" table:style-name="ce46">
            <text:p><text:s text:c="2"/>1 264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3674" table:style-name="ce46">
            <text:p><text:s text:c="2"/>3 674</text:p>
          </table:table-cell>
          <table:table-cell office:value-type="float" office:value="1290" table:style-name="ce46">
            <text:p><text:s text:c="2"/>1 290</text:p>
          </table:table-cell>
          <table:table-cell office:value-type="float" office:value="10185" table:style-name="ce46">
            <text:p><text:s text:c="2"/>10 185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3378" table:style-name="ce46">
            <text:p><text:s text:c="2"/>3 378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146" table:style-name="ce46">
            <text:p><text:s text:c="2"/>1 146</text:p>
          </table:table-cell>
          <table:table-cell office:value-type="float" office:value="794" table:style-name="ce46">
            <text:p><text:s text:c="3"/>794</text:p>
          </table:table-cell>
          <table:table-cell office:value-type="float" office:value="1286" table:style-name="ce46">
            <text:p><text:s text:c="2"/>1 286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3361" table:style-name="ce46">
            <text:p><text:s text:c="2"/>3 361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1914" table:style-name="ce46">
            <text:p><text:s text:c="2"/>1 914</text:p>
          </table:table-cell>
          <table:table-cell office:value-type="float" office:value="848" table:style-name="ce46">
            <text:p><text:s text:c="3"/>84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024" table:style-name="ce46">
            <text:p><text:s text:c="2"/>1 024</text:p>
          </table:table-cell>
          <table:table-cell office:value-type="float" office:value="1416" table:style-name="ce46">
            <text:p><text:s text:c="2"/>1 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8333" table:style-name="ce46">
            <text:p><text:s text:c="2"/>78 3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8060" table:style-name="ce46">
            <text:p><text:s text:c="2"/>8 060</text:p>
          </table:table-cell>
          <table:table-cell office:value-type="float" office:value="999" table:style-name="ce46">
            <text:p><text:s text:c="3"/>999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777" table:style-name="ce46">
            <text:p><text:s text:c="3"/>777</text:p>
          </table:table-cell>
          <table:table-cell office:value-type="float" office:value="326" table:style-name="ce46">
            <text:p><text:s text:c="3"/>326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90" table:style-name="ce46">
            <text:p><text:s text:c="3"/>29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439" table:style-name="ce46">
            <text:p><text:s text:c="3"/>439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486" table:style-name="ce46">
            <text:p><text:s text:c="3"/>486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588" table:style-name="ce46">
            <text:p><text:s text:c="3"/>588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1405" table:style-name="ce46">
            <text:p><text:s text:c="2"/>1 405</text:p>
          </table:table-cell>
          <table:table-cell office:value-type="float" office:value="4389" table:style-name="ce46">
            <text:p><text:s text:c="2"/>4 389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4641" table:style-name="ce46">
            <text:p><text:s text:c="2"/>4 641</text:p>
          </table:table-cell>
          <table:table-cell office:value-type="float" office:value="3258" table:style-name="ce46">
            <text:p><text:s text:c="2"/>3 258</text:p>
          </table:table-cell>
          <table:table-cell office:value-type="float" office:value="950" table:style-name="ce46">
            <text:p><text:s text:c="3"/>950</text:p>
          </table:table-cell>
          <table:table-cell office:value-type="float" office:value="2597" table:style-name="ce46">
            <text:p><text:s text:c="2"/>2 597</text:p>
          </table:table-cell>
          <table:table-cell office:value-type="float" office:value="1375" table:style-name="ce46">
            <text:p><text:s text:c="2"/>1 37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652" table:style-name="ce46">
            <text:p><text:s text:c="3"/>652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721" table:style-name="ce46">
            <text:p><text:s text:c="3"/>721</text:p>
          </table:table-cell>
          <table:table-cell office:value-type="float" office:value="4188" table:style-name="ce46">
            <text:p><text:s text:c="2"/>4 188</text:p>
          </table:table-cell>
          <table:table-cell office:value-type="float" office:value="1335" table:style-name="ce46">
            <text:p><text:s text:c="2"/>1 335</text:p>
          </table:table-cell>
          <table:table-cell office:value-type="float" office:value="1408" table:style-name="ce46">
            <text:p><text:s text:c="2"/>1 408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508" table:style-name="ce46">
            <text:p><text:s text:c="3"/>508</text:p>
          </table:table-cell>
          <table:table-cell office:value-type="float" office:value="942" table:style-name="ce46">
            <text:p><text:s text:c="3"/>942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1170" table:style-name="ce46">
            <text:p><text:s text:c="2"/>1 170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3308" table:style-name="ce46">
            <text:p><text:s text:c="2"/>3 308</text:p>
          </table:table-cell>
          <table:table-cell office:value-type="float" office:value="969" table:style-name="ce46">
            <text:p><text:s text:c="3"/>969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1286" table:style-name="ce46">
            <text:p><text:s text:c="2"/>1 286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071" table:style-name="ce46">
            <text:p><text:s text:c="2"/>61 0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55" table:style-name="ce46">
            <text:p><text:s text:c="3"/>355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364" table:style-name="ce46">
            <text:p><text:s text:c="3"/>36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52" table:style-name="ce46">
            <text:p><text:s text:c="3"/>352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832" table:style-name="ce46">
            <text:p><text:s text:c="3"/>832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993" table:style-name="ce46">
            <text:p><text:s text:c="3"/>993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4187" table:style-name="ce46">
            <text:p><text:s text:c="2"/>4 187</text:p>
          </table:table-cell>
          <table:table-cell office:value-type="float" office:value="667" table:style-name="ce46">
            <text:p><text:s text:c="3"/>66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988" table:style-name="ce46">
            <text:p><text:s text:c="3"/>988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579" table:style-name="ce46">
            <text:p><text:s text:c="3"/>579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1050" table:style-name="ce46">
            <text:p><text:s text:c="2"/>1 050</text:p>
          </table:table-cell>
          <table:table-cell office:value-type="float" office:value="783" table:style-name="ce46">
            <text:p><text:s text:c="3"/>783</text:p>
          </table:table-cell>
          <table:table-cell office:value-type="float" office:value="2567" table:style-name="ce46">
            <text:p><text:s text:c="2"/>2 567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979" table:style-name="ce46">
            <text:p><text:s text:c="3"/>979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1752" table:style-name="ce46">
            <text:p><text:s text:c="2"/>1 752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3675" table:style-name="ce46">
            <text:p><text:s text:c="2"/>3 675</text:p>
          </table:table-cell>
          <table:table-cell office:value-type="float" office:value="1482" table:style-name="ce46">
            <text:p><text:s text:c="2"/>1 482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1013" table:style-name="ce46">
            <text:p><text:s text:c="2"/>1 0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225" table:style-name="ce46">
            <text:p><text:s text:c="2"/>33 22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406" table:style-name="ce47">
            <text:p><text:s text:c="3"/>406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193" table:style-name="ce47">
            <text:p><text:s text:c="2"/>1 193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889" table:style-name="ce47">
            <text:p><text:s text:c="3"/>889</text:p>
          </table:table-cell>
          <table:table-cell office:value-type="float" office:value="774" table:style-name="ce47">
            <text:p><text:s text:c="3"/>774</text:p>
          </table:table-cell>
          <table:table-cell office:value-type="float" office:value="11915" table:style-name="ce47">
            <text:p><text:s text:c="2"/>11 915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797" table:style-name="ce47">
            <text:p><text:s text:c="3"/>797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481" table:style-name="ce47">
            <text:p><text:s text:c="3"/>481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0184" table:style-name="ce47">
            <text:p><text:s text:c="2"/>10 184</text:p>
          </table:table-cell>
          <table:table-cell office:value-type="float" office:value="2555" table:style-name="ce47">
            <text:p><text:s text:c="2"/>2 555</text:p>
          </table:table-cell>
          <table:table-cell office:value-type="float" office:value="13081" table:style-name="ce47">
            <text:p><text:s text:c="2"/>13 081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302" table:style-name="ce47">
            <text:p><text:s text:c="3"/>302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811" table:style-name="ce47">
            <text:p><text:s text:c="2"/>1 811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1075" table:style-name="ce47">
            <text:p><text:s text:c="2"/>11 075</text:p>
          </table:table-cell>
          <table:table-cell office:value-type="float" office:value="4604" table:style-name="ce47">
            <text:p><text:s text:c="2"/>4 604</text:p>
          </table:table-cell>
          <table:table-cell office:value-type="float" office:value="1049" table:style-name="ce47">
            <text:p><text:s text:c="2"/>1 049</text:p>
          </table:table-cell>
          <table:table-cell office:value-type="float" office:value="4840" table:style-name="ce47">
            <text:p><text:s text:c="2"/>4 840</text:p>
          </table:table-cell>
          <table:table-cell office:value-type="float" office:value="655" table:style-name="ce47">
            <text:p><text:s text:c="3"/>655</text:p>
          </table:table-cell>
          <table:table-cell office:value-type="float" office:value="264" table:style-name="ce47">
            <text:p><text:s text:c="3"/>264</text:p>
          </table:table-cell>
          <table:table-cell office:value-type="float" office:value="2839" table:style-name="ce47">
            <text:p><text:s text:c="2"/>2 8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562" table:style-name="ce47">
            <text:p><text:s text:c="2"/>80 56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538" table:style-name="ce47">
            <text:p><text:s text:c="3"/>538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2507" table:style-name="ce47">
            <text:p><text:s text:c="2"/>2 507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553" table:style-name="ce47">
            <text:p><text:s text:c="2"/>1 55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90" table:style-name="ce47">
            <text:p><text:s text:c="3"/>190</text:p>
          </table:table-cell>
          <table:table-cell office:value-type="float" office:value="477" table:style-name="ce47">
            <text:p><text:s text:c="3"/>477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3924" table:style-name="ce47">
            <text:p><text:s text:c="2"/>3 924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4114" table:style-name="ce47">
            <text:p><text:s text:c="2"/>4 114</text:p>
          </table:table-cell>
          <table:table-cell office:value-type="float" office:value="1157" table:style-name="ce47">
            <text:p><text:s text:c="2"/>1 157</text:p>
          </table:table-cell>
          <table:table-cell office:value-type="float" office:value="787" table:style-name="ce47">
            <text:p><text:s text:c="3"/>787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81" table:style-name="ce47">
            <text:p><text:s text:c="2"/>23 38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6" table:style-name="ce46">
            <text:p><text:s text:c="2"/>1 406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939" table:style-name="ce46">
            <text:p><text:s text:c="3"/>9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94" table:style-name="ce46">
            <text:p><text:s text:c="2"/>7 79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2643" table:style-name="ce46">
            <text:p><text:s text:c="2"/>12 6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05" table:style-name="ce46">
            <text:p><text:s text:c="2"/>12 7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5" table:style-name="ce46">
            <text:p><text:s text:c="2"/>1 735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850" table:style-name="ce46">
            <text:p><text:s text:c="3"/>8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7" table:style-name="ce46">
            <text:p><text:s text:c="2"/>4 1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79" table:style-name="ce46">
            <text:p><text:s text:c="2"/>3 77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833" table:style-name="ce47">
            <text:p><text:s text:c="2"/>1 833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4150" table:style-name="ce47">
            <text:p><text:s text:c="2"/>4 150</text:p>
          </table:table-cell>
          <table:table-cell office:value-type="float" office:value="795" table:style-name="ce47">
            <text:p><text:s text:c="3"/>795</text:p>
          </table:table-cell>
          <table:table-cell office:value-type="float" office:value="1270" table:style-name="ce47">
            <text:p><text:s text:c="2"/>1 27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931" table:style-name="ce47">
            <text:p><text:s text:c="3"/>93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529" table:style-name="ce47">
            <text:p><text:s text:c="3"/>529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490" table:style-name="ce47">
            <text:p><text:s text:c="3"/>49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96" table:style-name="ce47">
            <text:p><text:s text:c="2"/>13 096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814" table:style-name="ce47">
            <text:p><text:s text:c="3"/>8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69" table:style-name="ce47">
            <text:p><text:s text:c="2"/>2 26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3"/>
          <table:table-cell table:number-columns-repeated="16313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74435" table:style-name="ce49">
            <text:p><text:s text:c="2"/>74 435</text:p>
          </table:table-cell>
          <table:table-cell office:value-type="float" office:value="40037" table:style-name="ce49">
            <text:p><text:s text:c="2"/>40 037</text:p>
          </table:table-cell>
          <table:table-cell office:value-type="float" office:value="5981" table:style-name="ce49">
            <text:p><text:s text:c="2"/>5 981</text:p>
          </table:table-cell>
          <table:table-cell office:value-type="float" office:value="8561" table:style-name="ce49">
            <text:p><text:s text:c="2"/>8 561</text:p>
          </table:table-cell>
          <table:table-cell office:value-type="float" office:value="58109" table:style-name="ce49">
            <text:p><text:s text:c="2"/>58 109</text:p>
          </table:table-cell>
          <table:table-cell office:value-type="float" office:value="21622" table:style-name="ce49">
            <text:p><text:s text:c="2"/>21 622</text:p>
          </table:table-cell>
          <table:table-cell office:value-type="float" office:value="6592" table:style-name="ce49">
            <text:p><text:s text:c="2"/>6 592</text:p>
          </table:table-cell>
          <table:table-cell office:value-type="float" office:value="117577" table:style-name="ce49">
            <text:p><text:s text:c="2"/>117 577</text:p>
          </table:table-cell>
          <table:table-cell office:value-type="float" office:value="34952" table:style-name="ce49">
            <text:p><text:s text:c="2"/>34 952</text:p>
          </table:table-cell>
          <table:table-cell office:value-type="float" office:value="130997" table:style-name="ce49">
            <text:p><text:s text:c="2"/>130 997</text:p>
          </table:table-cell>
          <table:table-cell office:value-type="float" office:value="35600" table:style-name="ce49">
            <text:p><text:s text:c="2"/>35 600</text:p>
          </table:table-cell>
          <table:table-cell office:value-type="float" office:value="10469" table:style-name="ce49">
            <text:p><text:s text:c="2"/>10 469</text:p>
          </table:table-cell>
          <table:table-cell office:value-type="float" office:value="26309" table:style-name="ce49">
            <text:p><text:s text:c="2"/>26 309</text:p>
          </table:table-cell>
          <table:table-cell office:value-type="float" office:value="26370" table:style-name="ce49">
            <text:p><text:s text:c="2"/>26 370</text:p>
          </table:table-cell>
          <table:table-cell office:value-type="float" office:value="17251" table:style-name="ce49">
            <text:p><text:s text:c="2"/>17 251</text:p>
          </table:table-cell>
          <table:table-cell office:value-type="float" office:value="12494" table:style-name="ce49">
            <text:p><text:s text:c="2"/>12 494</text:p>
          </table:table-cell>
          <table:table-cell office:value-type="float" office:value="41964" table:style-name="ce49">
            <text:p><text:s text:c="2"/>41 964</text:p>
          </table:table-cell>
          <table:table-cell office:value-type="float" office:value="9918" table:style-name="ce49">
            <text:p><text:s text:c="2"/>9 918</text:p>
          </table:table-cell>
          <table:table-cell office:value-type="float" office:value="226123" table:style-name="ce49">
            <text:p><text:s text:c="2"/>226 123</text:p>
          </table:table-cell>
          <table:table-cell office:value-type="float" office:value="16862" table:style-name="ce49">
            <text:p><text:s text:c="2"/>16 862</text:p>
          </table:table-cell>
          <table:table-cell office:value-type="float" office:value="75185" table:style-name="ce49">
            <text:p><text:s text:c="2"/>75 185</text:p>
          </table:table-cell>
          <table:table-cell office:value-type="float" office:value="37449" table:style-name="ce49">
            <text:p><text:s text:c="2"/>37 449</text:p>
          </table:table-cell>
          <table:table-cell office:value-type="float" office:value="19222" table:style-name="ce49">
            <text:p><text:s text:c="2"/>19 222</text:p>
          </table:table-cell>
          <table:table-cell office:value-type="float" office:value="21552" table:style-name="ce49">
            <text:p><text:s text:c="2"/>21 552</text:p>
          </table:table-cell>
          <table:table-cell office:value-type="float" office:value="50749" table:style-name="ce49">
            <text:p><text:s text:c="2"/>50 749</text:p>
          </table:table-cell>
          <table:table-cell office:value-type="float" office:value="44111" table:style-name="ce49">
            <text:p><text:s text:c="2"/>44 111</text:p>
          </table:table-cell>
          <table:table-cell office:value-type="float" office:value="77929" table:style-name="ce49">
            <text:p><text:s text:c="2"/>77 929</text:p>
          </table:table-cell>
          <table:table-cell office:value-type="float" office:value="30694" table:style-name="ce49">
            <text:p><text:s text:c="2"/>30 694</text:p>
          </table:table-cell>
          <table:table-cell office:value-type="float" office:value="48402" table:style-name="ce49">
            <text:p><text:s text:c="2"/>48 402</text:p>
          </table:table-cell>
          <table:table-cell office:value-type="float" office:value="55701" table:style-name="ce49">
            <text:p><text:s text:c="2"/>55 701</text:p>
          </table:table-cell>
          <table:table-cell office:value-type="float" office:value="42943" table:style-name="ce49">
            <text:p><text:s text:c="2"/>42 943</text:p>
          </table:table-cell>
          <table:table-cell office:value-type="float" office:value="70789" table:style-name="ce49">
            <text:p><text:s text:c="2"/>70 789</text:p>
          </table:table-cell>
          <table:table-cell office:value-type="float" office:value="119304" table:style-name="ce49">
            <text:p><text:s text:c="2"/>119 304</text:p>
          </table:table-cell>
          <table:table-cell office:value-type="float" office:value="57574" table:style-name="ce49">
            <text:p><text:s text:c="2"/>57 574</text:p>
          </table:table-cell>
          <table:table-cell office:value-type="float" office:value="25747" table:style-name="ce49">
            <text:p><text:s text:c="2"/>25 747</text:p>
          </table:table-cell>
          <table:table-cell office:value-type="float" office:value="27146" table:style-name="ce49">
            <text:p><text:s text:c="2"/>27 146</text:p>
          </table:table-cell>
          <table:table-cell office:value-type="float" office:value="25684" table:style-name="ce49">
            <text:p><text:s text:c="2"/>25 684</text:p>
          </table:table-cell>
          <table:table-cell office:value-type="float" office:value="86474" table:style-name="ce49">
            <text:p><text:s text:c="2"/>86 474</text:p>
          </table:table-cell>
          <table:table-cell office:value-type="float" office:value="20060" table:style-name="ce49">
            <text:p><text:s text:c="2"/>20 060</text:p>
          </table:table-cell>
          <table:table-cell office:value-type="float" office:value="253391" table:style-name="ce49">
            <text:p><text:s text:c="2"/>253 391</text:p>
          </table:table-cell>
          <table:table-cell office:value-type="float" office:value="43202" table:style-name="ce49">
            <text:p><text:s text:c="2"/>43 202</text:p>
          </table:table-cell>
          <table:table-cell office:value-type="float" office:value="201330" table:style-name="ce49">
            <text:p><text:s text:c="2"/>201 330</text:p>
          </table:table-cell>
          <table:table-cell office:value-type="float" office:value="125329" table:style-name="ce49">
            <text:p><text:s text:c="2"/>125 329</text:p>
          </table:table-cell>
          <table:table-cell office:value-type="float" office:value="7848" table:style-name="ce49">
            <text:p><text:s text:c="2"/>7 848</text:p>
          </table:table-cell>
          <table:table-cell office:value-type="float" office:value="19783" table:style-name="ce49">
            <text:p><text:s text:c="2"/>19 783</text:p>
          </table:table-cell>
          <table:table-cell office:value-type="float" office:value="31223" table:style-name="ce49">
            <text:p><text:s text:c="2"/>31 223</text:p>
          </table:table-cell>
          <table:table-cell office:value-type="float" office:value="6650" table:style-name="ce49">
            <text:p><text:s text:c="2"/>6 650</text:p>
          </table:table-cell>
          <table:table-cell office:value-type="float" office:value="70022" table:style-name="ce49">
            <text:p><text:s text:c="2"/>70 022</text:p>
          </table:table-cell>
          <table:table-cell office:value-type="float" office:value="12315" table:style-name="ce49">
            <text:p><text:s text:c="2"/>12 315</text:p>
          </table:table-cell>
          <table:table-cell office:value-type="float" office:value="16203" table:style-name="ce49">
            <text:p><text:s text:c="2"/>16 203</text:p>
          </table:table-cell>
          <table:table-cell office:value-type="float" office:value="79728" table:style-name="ce49">
            <text:p><text:s text:c="2"/>79 728</text:p>
          </table:table-cell>
          <table:table-cell office:value-type="float" office:value="24215" table:style-name="ce49">
            <text:p><text:s text:c="2"/>24 215</text:p>
          </table:table-cell>
          <table:table-cell office:value-type="float" office:value="145944" table:style-name="ce49">
            <text:p><text:s text:c="2"/>145 944</text:p>
          </table:table-cell>
          <table:table-cell office:value-type="float" office:value="27913" table:style-name="ce49">
            <text:p><text:s text:c="2"/>27 913</text:p>
          </table:table-cell>
          <table:table-cell office:value-type="float" office:value="36413" table:style-name="ce49">
            <text:p><text:s text:c="2"/>36 413</text:p>
          </table:table-cell>
          <table:table-cell office:value-type="float" office:value="18943" table:style-name="ce49">
            <text:p><text:s text:c="2"/>18 943</text:p>
          </table:table-cell>
          <table:table-cell office:value-type="float" office:value="39599" table:style-name="ce49">
            <text:p><text:s text:c="2"/>39 599</text:p>
          </table:table-cell>
          <table:table-cell office:value-type="float" office:value="10129" table:style-name="ce49">
            <text:p><text:s text:c="2"/>10 129</text:p>
          </table:table-cell>
          <table:table-cell office:value-type="float" office:value="41760" table:style-name="ce49">
            <text:p><text:s text:c="2"/>41 760</text:p>
          </table:table-cell>
          <table:table-cell office:value-type="float" office:value="4146" table:style-name="ce49">
            <text:p><text:s text:c="2"/>4 146</text:p>
          </table:table-cell>
          <table:table-cell office:value-type="float" office:value="147210" table:style-name="ce49">
            <text:p><text:s text:c="2"/>147 210</text:p>
          </table:table-cell>
          <table:table-cell office:value-type="float" office:value="31991" table:style-name="ce49">
            <text:p><text:s text:c="2"/>31 991</text:p>
          </table:table-cell>
          <table:table-cell office:value-type="float" office:value="20761" table:style-name="ce49">
            <text:p><text:s text:c="2"/>20 761</text:p>
          </table:table-cell>
          <table:table-cell office:value-type="float" office:value="37333" table:style-name="ce49">
            <text:p><text:s text:c="2"/>37 333</text:p>
          </table:table-cell>
          <table:table-cell office:value-type="float" office:value="54131" table:style-name="ce49">
            <text:p><text:s text:c="2"/>54 131</text:p>
          </table:table-cell>
          <table:table-cell office:value-type="float" office:value="8888" table:style-name="ce49">
            <text:p><text:s text:c="2"/>8 888</text:p>
          </table:table-cell>
          <table:table-cell office:value-type="float" office:value="54701" table:style-name="ce49">
            <text:p><text:s text:c="2"/>54 701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3430039" table:style-name="ce49">
            <text:p><text:s/>3 430 039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4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4 - Usos de bens e serviços - 2011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58">
            <text:p>Código</text:p>
            <text:p>do</text:p>
            <text:p>produto</text:p>
          </table:table-cell>
          <table:table-cell office:value-type="string" table:number-columns-spanned="1" table:number-rows-spanned="2" table:style-name="ce60">
            <text:p>Descrição do produto</text:p>
          </table:table-cell>
          <table:table-cell office:value-type="string" table:style-name="ce36">
            <text:p>Demanda final <text:s/>(preços do ano anterior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871" table:style-name="ce56">
            <text:p><text:s text:c="3"/>87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1" table:style-name="ce56">
            <text:p><text:s text:c="3"/>5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73" table:style-name="ce56">
            <text:p><text:s text:c="3"/>473</text:p>
          </table:table-cell>
          <table:table-cell office:value-type="float" office:value="1935" table:style-name="ce56">
            <text:p><text:s text:c="2"/>1 935</text:p>
          </table:table-cell>
          <table:table-cell office:value-type="float" office:value="13852" table:style-name="ce56">
            <text:p><text:s text:c="2"/>13 85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3370" table:style-name="ce56">
            <text:p><text:s text:c="2"/>3 3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240" table:style-name="ce56">
            <text:p><text:s text:c="2"/>3 2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32" table:style-name="ce56">
            <text:p><text:s text:c="2"/>1 132</text:p>
          </table:table-cell>
          <table:table-cell office:value-type="float" office:value="7742" table:style-name="ce56">
            <text:p><text:s text:c="2"/>7 742</text:p>
          </table:table-cell>
          <table:table-cell office:value-type="float" office:value="18709" table:style-name="ce56">
            <text:p><text:s text:c="2"/>18 70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500" table:style-name="ce56">
            <text:p><text:s text:c="2"/>2 5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159" table:style-name="ce56">
            <text:p><text:s text:c="2"/>2 159</text:p>
          </table:table-cell>
          <table:table-cell office:value-type="float" office:value="4662" table:style-name="ce56">
            <text:p><text:s text:c="2"/>4 662</text:p>
          </table:table-cell>
          <table:table-cell office:value-type="float" office:value="9510" table:style-name="ce56">
            <text:p><text:s text:c="2"/>9 51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91" table:style-name="ce56">
            <text:p><text:s text:c="3"/>8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91" table:style-name="ce56">
            <text:p><text:s text:c="3"/>891</text:p>
          </table:table-cell>
          <table:table-cell office:value-type="float" office:value="34530" table:style-name="ce56">
            <text:p><text:s text:c="2"/>34 53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2870" table:style-name="ce56">
            <text:p><text:s text:c="2"/>22 8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" table:style-name="ce56">
            <text:p><text:s text:c="3"/>3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67" table:style-name="ce56">
            <text:p><text:s text:c="2"/>1 067</text:p>
          </table:table-cell>
          <table:table-cell office:value-type="float" office:value="23975" table:style-name="ce56">
            <text:p><text:s text:c="2"/>23 975</text:p>
          </table:table-cell>
          <table:table-cell office:value-type="float" office:value="48523" table:style-name="ce56">
            <text:p><text:s text:c="2"/>48 52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564" table:style-name="ce57">
            <text:p><text:s text:c="3"/>564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634" table:style-name="ce57">
            <text:p><text:s text:c="2"/>32 6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7" table:style-name="ce57">
            <text:p><text:s text:c="3"/>117</text:p>
          </table:table-cell>
          <table:table-cell office:value-type="float" office:value="33364" table:style-name="ce57">
            <text:p><text:s text:c="2"/>33 364</text:p>
          </table:table-cell>
          <table:table-cell office:value-type="float" office:value="48351" table:style-name="ce57">
            <text:p><text:s text:c="2"/>48 35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86" table:style-name="ce57">
            <text:p><text:s text:c="2"/>3 086</text:p>
          </table:table-cell>
          <table:table-cell office:value-type="float" office:value="272" table:style-name="ce57">
            <text:p><text:s text:c="3"/>2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89" table:style-name="ce57">
            <text:p><text:s text:c="2"/>3 389</text:p>
          </table:table-cell>
          <table:table-cell office:value-type="float" office:value="9617" table:style-name="ce57">
            <text:p><text:s text:c="2"/>9 617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9057" table:style-name="ce57">
            <text:p><text:s text:c="2"/>9 0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2" table:style-name="ce57">
            <text:p><text:s text:c="3"/>252</text:p>
          </table:table-cell>
          <table:table-cell office:value-type="float" office:value="105" table:style-name="ce57">
            <text:p><text:s text:c="3"/>105</text:p>
          </table:table-cell>
          <table:table-cell office:value-type="float" office:value="-3154" table:style-name="ce57">
            <text:p><text:s/>(-) <text:s/>3 154</text:p>
          </table:table-cell>
          <table:table-cell office:value-type="float" office:value="6260" table:style-name="ce57">
            <text:p><text:s text:c="2"/>6 260</text:p>
          </table:table-cell>
          <table:table-cell office:value-type="float" office:value="10876" table:style-name="ce57">
            <text:p><text:s text:c="2"/>10 87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687" table:style-name="ce57">
            <text:p><text:s text:c="3"/>687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589" table:style-name="ce57">
            <text:p><text:s text:c="2"/>17 589</text:p>
          </table:table-cell>
          <table:table-cell office:value-type="float" office:value="115" table:style-name="ce57">
            <text:p><text:s text:c="3"/>1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407" table:style-name="ce57">
            <text:p><text:s text:c="2"/>18 407</text:p>
          </table:table-cell>
          <table:table-cell office:value-type="float" office:value="21900" table:style-name="ce57">
            <text:p><text:s text:c="2"/>21 900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930" table:style-name="ce57">
            <text:p><text:s text:c="3"/>93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9" table:style-name="ce57">
            <text:p><text:s text:c="3"/>549</text:p>
          </table:table-cell>
          <table:table-cell office:value-type="float" office:value="10857" table:style-name="ce57">
            <text:p><text:s text:c="2"/>10 857</text:p>
          </table:table-cell>
          <table:table-cell office:value-type="float" office:value="1914" table:style-name="ce57">
            <text:p><text:s text:c="2"/>1 914</text:p>
          </table:table-cell>
          <table:table-cell office:value-type="float" office:value="14251" table:style-name="ce57">
            <text:p><text:s text:c="2"/>14 251</text:p>
          </table:table-cell>
          <table:table-cell office:value-type="float" office:value="48521" table:style-name="ce57">
            <text:p><text:s text:c="2"/>48 52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659" table:style-name="ce56">
            <text:p><text:s text:c="2"/>7 6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659" table:style-name="ce56">
            <text:p><text:s text:c="2"/>7 659</text:p>
          </table:table-cell>
          <table:table-cell office:value-type="float" office:value="19345" table:style-name="ce56">
            <text:p><text:s text:c="2"/>19 34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31" table:style-name="ce56">
            <text:p><text:s text:c="3"/>3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9" table:style-name="ce56">
            <text:p><text:s text:c="3"/>199</text:p>
          </table:table-cell>
          <table:table-cell office:value-type="float" office:value="6381" table:style-name="ce56">
            <text:p><text:s text:c="2"/>6 38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294" table:style-name="ce56">
            <text:p><text:s text:c="3"/>294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875" table:style-name="ce56">
            <text:p><text:s text:c="2"/>4 875</text:p>
          </table:table-cell>
          <table:table-cell office:value-type="float" office:value="84" table:style-name="ce56">
            <text:p><text:s text:c="3"/>84</text:p>
          </table:table-cell>
          <table:table-cell office:value-type="float" office:value="55" table:style-name="ce56">
            <text:p><text:s text:c="3"/>55</text:p>
          </table:table-cell>
          <table:table-cell office:value-type="float" office:value="5313" table:style-name="ce56">
            <text:p><text:s text:c="2"/>5 313</text:p>
          </table:table-cell>
          <table:table-cell office:value-type="float" office:value="16953" table:style-name="ce56">
            <text:p><text:s text:c="2"/>16 9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532" table:style-name="ce56">
            <text:p><text:s text:c="3"/>5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393" table:style-name="ce56">
            <text:p><text:s text:c="2"/>6 393</text:p>
          </table:table-cell>
          <table:table-cell office:value-type="float" office:value="609" table:style-name="ce56">
            <text:p><text:s text:c="3"/>609</text:p>
          </table:table-cell>
          <table:table-cell office:value-type="float" office:value="666" table:style-name="ce56">
            <text:p><text:s text:c="3"/>666</text:p>
          </table:table-cell>
          <table:table-cell office:value-type="float" office:value="8200" table:style-name="ce56">
            <text:p><text:s text:c="2"/>8 200</text:p>
          </table:table-cell>
          <table:table-cell office:value-type="float" office:value="23368" table:style-name="ce56">
            <text:p><text:s text:c="2"/>23 36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15" table:style-name="ce56">
            <text:p><text:s text:c="3"/>115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853" table:style-name="ce56">
            <text:p><text:s text:c="2"/>5 8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79" table:style-name="ce56">
            <text:p><text:s text:c="2"/>5 979</text:p>
          </table:table-cell>
          <table:table-cell office:value-type="float" office:value="7960" table:style-name="ce56">
            <text:p><text:s text:c="2"/>7 96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0" table:style-name="ce57">
            <text:p><text:s text:c="3"/>410</text:p>
          </table:table-cell>
          <table:table-cell office:value-type="float" office:value="469" table:style-name="ce57">
            <text:p><text:s text:c="3"/>469</text:p>
          </table:table-cell>
          <table:table-cell office:value-type="float" office:value="8255" table:style-name="ce57">
            <text:p><text:s text:c="2"/>8 25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854" table:style-name="ce57">
            <text:p><text:s text:c="3"/>8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06" table:style-name="ce57">
            <text:p><text:s/>(-) <text:s text:c="2"/>206</text:p>
          </table:table-cell>
          <table:table-cell office:value-type="float" office:value="648" table:style-name="ce57">
            <text:p><text:s text:c="3"/>648</text:p>
          </table:table-cell>
          <table:table-cell office:value-type="float" office:value="21016" table:style-name="ce57">
            <text:p><text:s text:c="2"/>21 01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27205" table:style-name="ce57">
            <text:p><text:s text:c="2"/>27 2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350" table:style-name="ce57">
            <text:p><text:s text:c="2"/>10 350</text:p>
          </table:table-cell>
          <table:table-cell office:value-type="float" office:value="-14" table:style-name="ce57">
            <text:p><text:s/>(-) <text:s text:c="2"/>14</text:p>
          </table:table-cell>
          <table:table-cell office:value-type="float" office:value="37541" table:style-name="ce57">
            <text:p><text:s text:c="2"/>37 541</text:p>
          </table:table-cell>
          <table:table-cell office:value-type="float" office:value="138768" table:style-name="ce57">
            <text:p><text:s text:c="2"/>138 76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53677" table:style-name="ce57">
            <text:p><text:s text:c="2"/>53 6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2" table:style-name="ce57">
            <text:p><text:s text:c="3"/>172</text:p>
          </table:table-cell>
          <table:table-cell office:value-type="float" office:value="53849" table:style-name="ce57">
            <text:p><text:s text:c="2"/>53 849</text:p>
          </table:table-cell>
          <table:table-cell office:value-type="float" office:value="67674" table:style-name="ce57">
            <text:p><text:s text:c="2"/>67 674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3389" table:style-name="ce57">
            <text:p><text:s text:c="2"/>3 3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0" table:style-name="ce57">
            <text:p><text:s text:c="3"/>620</text:p>
          </table:table-cell>
          <table:table-cell office:value-type="float" office:value="4009" table:style-name="ce57">
            <text:p><text:s text:c="2"/>4 009</text:p>
          </table:table-cell>
          <table:table-cell office:value-type="float" office:value="15397" table:style-name="ce57">
            <text:p><text:s text:c="2"/>15 39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9983" table:style-name="ce56">
            <text:p><text:s text:c="2"/>9 983</text:p>
          </table:table-cell>
          <table:table-cell office:value-type="float" office:value="102" table:style-name="ce56">
            <text:p><text:s text:c="3"/>10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1725" table:style-name="ce56">
            <text:p><text:s text:c="2"/>61 7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78" table:style-name="ce56">
            <text:p><text:s text:c="3"/>678</text:p>
          </table:table-cell>
          <table:table-cell office:value-type="float" office:value="72488" table:style-name="ce56">
            <text:p><text:s text:c="2"/>72 488</text:p>
          </table:table-cell>
          <table:table-cell office:value-type="float" office:value="87644" table:style-name="ce56">
            <text:p><text:s text:c="2"/>87 64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029" table:style-name="ce56">
            <text:p><text:s text:c="2"/>2 0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597" table:style-name="ce56">
            <text:p><text:s text:c="2"/>4 59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9" table:style-name="ce56">
            <text:p><text:s text:c="3"/>199</text:p>
          </table:table-cell>
          <table:table-cell office:value-type="float" office:value="6825" table:style-name="ce56">
            <text:p><text:s text:c="2"/>6 825</text:p>
          </table:table-cell>
          <table:table-cell office:value-type="float" office:value="10145" table:style-name="ce56">
            <text:p><text:s text:c="2"/>10 14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2240" table:style-name="ce56">
            <text:p><text:s text:c="2"/>12 240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642" table:style-name="ce56">
            <text:p><text:s text:c="2"/>15 6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3" table:style-name="ce56">
            <text:p><text:s text:c="3"/>123</text:p>
          </table:table-cell>
          <table:table-cell office:value-type="float" office:value="28022" table:style-name="ce56">
            <text:p><text:s text:c="2"/>28 022</text:p>
          </table:table-cell>
          <table:table-cell office:value-type="float" office:value="31712" table:style-name="ce56">
            <text:p><text:s text:c="2"/>31 7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405" table:style-name="ce56">
            <text:p><text:s text:c="3"/>4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363" table:style-name="ce56">
            <text:p><text:s text:c="2"/>5 3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0" table:style-name="ce56">
            <text:p><text:s text:c="3"/>190</text:p>
          </table:table-cell>
          <table:table-cell office:value-type="float" office:value="5958" table:style-name="ce56">
            <text:p><text:s text:c="2"/>5 958</text:p>
          </table:table-cell>
          <table:table-cell office:value-type="float" office:value="6721" table:style-name="ce56">
            <text:p><text:s text:c="2"/>6 721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446" table:style-name="ce56">
            <text:p><text:s text:c="2"/>9 44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9532" table:style-name="ce56">
            <text:p><text:s text:c="2"/>9 532</text:p>
          </table:table-cell>
          <table:table-cell office:value-type="float" office:value="16231" table:style-name="ce56">
            <text:p><text:s text:c="2"/>16 2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192" table:style-name="ce57">
            <text:p><text:s text:c="3"/>19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230" table:style-name="ce57">
            <text:p><text:s text:c="2"/>33 2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1" table:style-name="ce57">
            <text:p><text:s text:c="3"/>491</text:p>
          </table:table-cell>
          <table:table-cell office:value-type="float" office:value="33931" table:style-name="ce57">
            <text:p><text:s text:c="2"/>33 931</text:p>
          </table:table-cell>
          <table:table-cell office:value-type="float" office:value="39211" table:style-name="ce57">
            <text:p><text:s text:c="2"/>39 21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221" table:style-name="ce57">
            <text:p><text:s text:c="2"/>20 2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64" table:style-name="ce57">
            <text:p><text:s text:c="2"/>7 9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39" table:style-name="ce57">
            <text:p><text:s text:c="3"/>939</text:p>
          </table:table-cell>
          <table:table-cell office:value-type="float" office:value="29124" table:style-name="ce57">
            <text:p><text:s text:c="2"/>29 124</text:p>
          </table:table-cell>
          <table:table-cell office:value-type="float" office:value="40019" table:style-name="ce57">
            <text:p><text:s text:c="2"/>40 01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4262" table:style-name="ce57">
            <text:p><text:s text:c="2"/>4 262</text:p>
          </table:table-cell>
          <table:table-cell office:value-type="float" office:value="47" table:style-name="ce57">
            <text:p><text:s text:c="3"/>4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148" table:style-name="ce57">
            <text:p><text:s text:c="2"/>16 1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5" table:style-name="ce57">
            <text:p><text:s text:c="3"/>255</text:p>
          </table:table-cell>
          <table:table-cell office:value-type="float" office:value="20712" table:style-name="ce57">
            <text:p><text:s text:c="2"/>20 712</text:p>
          </table:table-cell>
          <table:table-cell office:value-type="float" office:value="24556" table:style-name="ce57">
            <text:p><text:s text:c="2"/>24 55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1906" table:style-name="ce57">
            <text:p><text:s text:c="2"/>11 9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474" table:style-name="ce57">
            <text:p><text:s text:c="2"/>15 4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6" table:style-name="ce57">
            <text:p><text:s text:c="3"/>206</text:p>
          </table:table-cell>
          <table:table-cell office:value-type="float" office:value="27586" table:style-name="ce57">
            <text:p><text:s text:c="2"/>27 586</text:p>
          </table:table-cell>
          <table:table-cell office:value-type="float" office:value="48462" table:style-name="ce57">
            <text:p><text:s text:c="2"/>48 462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051" table:style-name="ce57">
            <text:p><text:s text:c="2"/>1 05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41" table:style-name="ce57">
            <text:p><text:s text:c="2"/>7 8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8965" table:style-name="ce57">
            <text:p><text:s text:c="2"/>8 965</text:p>
          </table:table-cell>
          <table:table-cell office:value-type="float" office:value="10830" table:style-name="ce57">
            <text:p><text:s text:c="2"/>10 83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810" table:style-name="ce56">
            <text:p><text:s text:c="3"/>810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347" table:style-name="ce56">
            <text:p><text:s text:c="2"/>14 34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4" table:style-name="ce56">
            <text:p><text:s text:c="3"/>174</text:p>
          </table:table-cell>
          <table:table-cell office:value-type="float" office:value="15364" table:style-name="ce56">
            <text:p><text:s text:c="2"/>15 364</text:p>
          </table:table-cell>
          <table:table-cell office:value-type="float" office:value="17572" table:style-name="ce56">
            <text:p><text:s text:c="2"/>17 5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99" table:style-name="ce56">
            <text:p><text:s text:c="3"/>399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6763" table:style-name="ce56">
            <text:p><text:s text:c="2"/>16 7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80" table:style-name="ce56">
            <text:p><text:s text:c="3"/>880</text:p>
          </table:table-cell>
          <table:table-cell office:value-type="float" office:value="18078" table:style-name="ce56">
            <text:p><text:s text:c="2"/>18 078</text:p>
          </table:table-cell>
          <table:table-cell office:value-type="float" office:value="31603" table:style-name="ce56">
            <text:p><text:s text:c="2"/>31 60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258" table:style-name="ce56">
            <text:p><text:s text:c="3"/>25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622" table:style-name="ce56">
            <text:p><text:s text:c="2"/>7 6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48" table:style-name="ce56">
            <text:p><text:s text:c="3"/>748</text:p>
          </table:table-cell>
          <table:table-cell office:value-type="float" office:value="8628" table:style-name="ce56">
            <text:p><text:s text:c="2"/>8 628</text:p>
          </table:table-cell>
          <table:table-cell office:value-type="float" office:value="22617" table:style-name="ce56">
            <text:p><text:s text:c="2"/>22 61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364" table:style-name="ce56">
            <text:p><text:s text:c="2"/>2 364</text:p>
          </table:table-cell>
          <table:table-cell office:value-type="float" office:value="91" table:style-name="ce56">
            <text:p><text:s text:c="3"/>9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425" table:style-name="ce56">
            <text:p><text:s text:c="2"/>83 42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327" table:style-name="ce56">
            <text:p><text:s text:c="2"/>2 327</text:p>
          </table:table-cell>
          <table:table-cell office:value-type="float" office:value="88207" table:style-name="ce56">
            <text:p><text:s text:c="2"/>88 207</text:p>
          </table:table-cell>
          <table:table-cell office:value-type="float" office:value="100443" table:style-name="ce56">
            <text:p><text:s text:c="2"/>100 44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1544" table:style-name="ce56">
            <text:p><text:s text:c="2"/>1 54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5185" table:style-name="ce56">
            <text:p><text:s text:c="2"/>55 1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002" table:style-name="ce56">
            <text:p><text:s/>(-) <text:s/>1 002</text:p>
          </table:table-cell>
          <table:table-cell office:value-type="float" office:value="55727" table:style-name="ce56">
            <text:p><text:s text:c="2"/>55 727</text:p>
          </table:table-cell>
          <table:table-cell office:value-type="float" office:value="95343" table:style-name="ce56">
            <text:p><text:s text:c="2"/>95 34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5191" table:style-name="ce57">
            <text:p><text:s text:c="2"/>5 1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719" table:style-name="ce57">
            <text:p><text:s text:c="2"/>18 7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0" table:style-name="ce57">
            <text:p><text:s text:c="3"/>360</text:p>
          </table:table-cell>
          <table:table-cell office:value-type="float" office:value="24270" table:style-name="ce57">
            <text:p><text:s text:c="2"/>24 270</text:p>
          </table:table-cell>
          <table:table-cell office:value-type="float" office:value="25953" table:style-name="ce57">
            <text:p><text:s text:c="2"/>25 953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81" table:style-name="ce57">
            <text:p><text:s text:c="3"/>1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3" table:style-name="ce57">
            <text:p><text:s text:c="3"/>553</text:p>
          </table:table-cell>
          <table:table-cell office:value-type="float" office:value="796" table:style-name="ce57">
            <text:p><text:s text:c="3"/>796</text:p>
          </table:table-cell>
          <table:table-cell office:value-type="float" office:value="10855" table:style-name="ce57">
            <text:p><text:s text:c="2"/>10 85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490" table:style-name="ce57">
            <text:p><text:s text:c="3"/>4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39" table:style-name="ce57">
            <text:p><text:s text:c="2"/>1 4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70" table:style-name="ce57">
            <text:p><text:s/>(-) <text:s text:c="2"/>170</text:p>
          </table:table-cell>
          <table:table-cell office:value-type="float" office:value="1759" table:style-name="ce57">
            <text:p><text:s text:c="2"/>1 759</text:p>
          </table:table-cell>
          <table:table-cell office:value-type="float" office:value="19798" table:style-name="ce57">
            <text:p><text:s text:c="2"/>19 79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933" table:style-name="ce57">
            <text:p><text:s text:c="3"/>9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451" table:style-name="ce57">
            <text:p><text:s text:c="2"/>22 4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22" table:style-name="ce57">
            <text:p><text:s/>(-) <text:s text:c="2"/>722</text:p>
          </table:table-cell>
          <table:table-cell office:value-type="float" office:value="22662" table:style-name="ce57">
            <text:p><text:s text:c="2"/>22 662</text:p>
          </table:table-cell>
          <table:table-cell office:value-type="float" office:value="30727" table:style-name="ce57">
            <text:p><text:s text:c="2"/>30 727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011" table:style-name="ce57">
            <text:p><text:s text:c="2"/>1 011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8014" table:style-name="ce57">
            <text:p><text:s text:c="2"/>88 0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89117" table:style-name="ce57">
            <text:p><text:s text:c="2"/>89 117</text:p>
          </table:table-cell>
          <table:table-cell office:value-type="float" office:value="97976" table:style-name="ce57">
            <text:p><text:s text:c="2"/>97 9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5483" table:style-name="ce56">
            <text:p><text:s text:c="2"/>5 4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5705" table:style-name="ce56">
            <text:p><text:s text:c="2"/>35 70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77" table:style-name="ce56">
            <text:p><text:s/>(-) <text:s text:c="2"/>577</text:p>
          </table:table-cell>
          <table:table-cell office:value-type="float" office:value="40611" table:style-name="ce56">
            <text:p><text:s text:c="2"/>40 611</text:p>
          </table:table-cell>
          <table:table-cell office:value-type="float" office:value="46345" table:style-name="ce56">
            <text:p><text:s text:c="2"/>46 34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3184" table:style-name="ce56">
            <text:p><text:s text:c="2"/>3 1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89" table:style-name="ce56">
            <text:p><text:s text:c="2"/>1 889</text:p>
          </table:table-cell>
          <table:table-cell office:value-type="float" office:value="89" table:style-name="ce56">
            <text:p><text:s text:c="3"/>89</text:p>
          </table:table-cell>
          <table:table-cell office:value-type="float" office:value="823" table:style-name="ce56">
            <text:p><text:s text:c="3"/>823</text:p>
          </table:table-cell>
          <table:table-cell office:value-type="float" office:value="5985" table:style-name="ce56">
            <text:p><text:s text:c="2"/>5 985</text:p>
          </table:table-cell>
          <table:table-cell office:value-type="float" office:value="28595" table:style-name="ce56">
            <text:p><text:s text:c="2"/>28 5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8409" table:style-name="ce56">
            <text:p><text:s text:c="2"/>8 4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437" table:style-name="ce56">
            <text:p><text:s text:c="2"/>8 437</text:p>
          </table:table-cell>
          <table:table-cell office:value-type="float" office:value="13563" table:style-name="ce56">
            <text:p><text:s text:c="2"/>13 56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3592" table:style-name="ce56">
            <text:p><text:s text:c="2"/>3 5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155" table:style-name="ce56">
            <text:p><text:s text:c="2"/>10 15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498" table:style-name="ce56">
            <text:p><text:s/>(-) <text:s text:c="2"/>498</text:p>
          </table:table-cell>
          <table:table-cell office:value-type="float" office:value="13249" table:style-name="ce56">
            <text:p><text:s text:c="2"/>13 249</text:p>
          </table:table-cell>
          <table:table-cell office:value-type="float" office:value="64073" table:style-name="ce56">
            <text:p><text:s text:c="2"/>64 07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54" table:style-name="ce56">
            <text:p><text:s text:c="3"/>4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349" table:style-name="ce56">
            <text:p><text:s/>(-) <text:s text:c="2"/>349</text:p>
          </table:table-cell>
          <table:table-cell office:value-type="float" office:value="145" table:style-name="ce56">
            <text:p><text:s text:c="3"/>145</text:p>
          </table:table-cell>
          <table:table-cell office:value-type="float" office:value="26551" table:style-name="ce56">
            <text:p><text:s text:c="2"/>26 55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3027" table:style-name="ce57">
            <text:p><text:s text:c="2"/>3 0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0" table:style-name="ce57">
            <text:p><text:s text:c="3"/>33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3620" table:style-name="ce57">
            <text:p><text:s text:c="2"/>3 620</text:p>
          </table:table-cell>
          <table:table-cell office:value-type="float" office:value="13370" table:style-name="ce57">
            <text:p><text:s text:c="2"/>13 37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999" table:style-name="ce57">
            <text:p><text:s text:c="2"/>81 9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1999" table:style-name="ce57">
            <text:p><text:s text:c="2"/>81 999</text:p>
          </table:table-cell>
          <table:table-cell office:value-type="float" office:value="95872" table:style-name="ce57">
            <text:p><text:s text:c="2"/>95 87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9" table:style-name="ce57">
            <text:p><text:s text:c="3"/>509</text:p>
          </table:table-cell>
          <table:table-cell office:value-type="float" office:value="509" table:style-name="ce57">
            <text:p><text:s text:c="3"/>509</text:p>
          </table:table-cell>
          <table:table-cell office:value-type="float" office:value="12160" table:style-name="ce57">
            <text:p><text:s text:c="2"/>12 16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7165" table:style-name="ce57">
            <text:p><text:s text:c="2"/>7 1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7406" table:style-name="ce57">
            <text:p><text:s text:c="2"/>7 406</text:p>
          </table:table-cell>
          <table:table-cell office:value-type="float" office:value="15756" table:style-name="ce57">
            <text:p><text:s text:c="2"/>15 75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86" table:style-name="ce57">
            <text:p><text:s text:c="2"/>3 5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86" table:style-name="ce57">
            <text:p><text:s text:c="2"/>3 586</text:p>
          </table:table-cell>
          <table:table-cell office:value-type="float" office:value="88489" table:style-name="ce57">
            <text:p><text:s text:c="2"/>88 4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111" table:style-name="ce56">
            <text:p><text:s text:c="2"/>2 11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0512" table:style-name="ce56">
            <text:p><text:s text:c="2"/>20 5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" table:style-name="ce56">
            <text:p><text:s text:c="3"/>68</text:p>
          </table:table-cell>
          <table:table-cell office:value-type="float" office:value="22691" table:style-name="ce56">
            <text:p><text:s text:c="2"/>22 691</text:p>
          </table:table-cell>
          <table:table-cell office:value-type="float" office:value="165781" table:style-name="ce56">
            <text:p><text:s text:c="2"/>165 78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592" table:style-name="ce56">
            <text:p><text:s text:c="2"/>1 59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050" table:style-name="ce56">
            <text:p><text:s text:c="2"/>19 0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52" table:style-name="ce56">
            <text:p><text:s text:c="2"/>1 852</text:p>
          </table:table-cell>
          <table:table-cell office:value-type="float" office:value="22494" table:style-name="ce56">
            <text:p><text:s text:c="2"/>22 494</text:p>
          </table:table-cell>
          <table:table-cell office:value-type="float" office:value="43227" table:style-name="ce56">
            <text:p><text:s text:c="2"/>43 22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329" table:style-name="ce56">
            <text:p><text:s text:c="2"/>1 3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54" table:style-name="ce56">
            <text:p><text:s text:c="2"/>1 554</text:p>
          </table:table-cell>
          <table:table-cell office:value-type="float" office:value="2900" table:style-name="ce56">
            <text:p><text:s text:c="2"/>2 900</text:p>
          </table:table-cell>
          <table:table-cell office:value-type="float" office:value="43072" table:style-name="ce56">
            <text:p><text:s text:c="2"/>43 0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63" table:style-name="ce56">
            <text:p><text:s text:c="3"/>46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71" table:style-name="ce56">
            <text:p><text:s text:c="2"/>1 371</text:p>
          </table:table-cell>
          <table:table-cell office:value-type="float" office:value="1834" table:style-name="ce56">
            <text:p><text:s text:c="2"/>1 834</text:p>
          </table:table-cell>
          <table:table-cell office:value-type="float" office:value="27565" table:style-name="ce56">
            <text:p><text:s text:c="2"/>27 56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4986" table:style-name="ce56">
            <text:p><text:s text:c="2"/>4 9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66" table:style-name="ce56">
            <text:p><text:s text:c="3"/>266</text:p>
          </table:table-cell>
          <table:table-cell office:value-type="float" office:value="5252" table:style-name="ce56">
            <text:p><text:s text:c="2"/>5 252</text:p>
          </table:table-cell>
          <table:table-cell office:value-type="float" office:value="42616" table:style-name="ce56">
            <text:p><text:s text:c="2"/>42 61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5049" table:style-name="ce57">
            <text:p><text:s text:c="2"/>5 0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26" table:style-name="ce57">
            <text:p><text:s text:c="2"/>2 026</text:p>
          </table:table-cell>
          <table:table-cell office:value-type="float" office:value="7075" table:style-name="ce57">
            <text:p><text:s text:c="2"/>7 075</text:p>
          </table:table-cell>
          <table:table-cell office:value-type="float" office:value="45322" table:style-name="ce57">
            <text:p><text:s text:c="2"/>45 32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841" table:style-name="ce57">
            <text:p><text:s text:c="3"/>8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7" table:style-name="ce57">
            <text:p><text:s text:c="3"/>3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1384" table:style-name="ce57">
            <text:p><text:s text:c="2"/>1 384</text:p>
          </table:table-cell>
          <table:table-cell office:value-type="float" office:value="18631" table:style-name="ce57">
            <text:p><text:s text:c="2"/>18 63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2957" table:style-name="ce57">
            <text:p><text:s text:c="2"/>2 9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6" table:style-name="ce57">
            <text:p><text:s text:c="3"/>3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13" table:style-name="ce57">
            <text:p><text:s/>(-) <text:s text:c="2"/>213</text:p>
          </table:table-cell>
          <table:table-cell office:value-type="float" office:value="3140" table:style-name="ce57">
            <text:p><text:s text:c="2"/>3 140</text:p>
          </table:table-cell>
          <table:table-cell office:value-type="float" office:value="25626" table:style-name="ce57">
            <text:p><text:s text:c="2"/>25 626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427" table:style-name="ce57">
            <text:p><text:s text:c="3"/>4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41" table:style-name="ce57">
            <text:p><text:s text:c="3"/>741</text:p>
          </table:table-cell>
          <table:table-cell office:value-type="float" office:value="1409" table:style-name="ce57">
            <text:p><text:s text:c="2"/>1 409</text:p>
          </table:table-cell>
          <table:table-cell office:value-type="float" office:value="21271" table:style-name="ce57">
            <text:p><text:s text:c="2"/>21 27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265" table:style-name="ce57">
            <text:p><text:s text:c="2"/>2 2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065" table:style-name="ce57">
            <text:p><text:s text:c="2"/>54 0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55" table:style-name="ce57">
            <text:p><text:s/>(-) <text:s text:c="2"/>555</text:p>
          </table:table-cell>
          <table:table-cell office:value-type="float" office:value="55775" table:style-name="ce57">
            <text:p><text:s text:c="2"/>55 775</text:p>
          </table:table-cell>
          <table:table-cell office:value-type="float" office:value="68271" table:style-name="ce57">
            <text:p><text:s text:c="2"/>68 27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2358" table:style-name="ce56">
            <text:p><text:s text:c="2"/>2 358</text:p>
          </table:table-cell>
          <table:table-cell office:value-type="float" office:value="6899" table:style-name="ce56">
            <text:p><text:s text:c="2"/>6 89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2345" table:style-name="ce56">
            <text:p><text:s text:c="2"/>62 34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1691" table:style-name="ce56">
            <text:p><text:s/>(-) <text:s/>1 691</text:p>
          </table:table-cell>
          <table:table-cell office:value-type="float" office:value="69911" table:style-name="ce56">
            <text:p><text:s text:c="2"/>69 911</text:p>
          </table:table-cell>
          <table:table-cell office:value-type="float" office:value="94962" table:style-name="ce56">
            <text:p><text:s text:c="2"/>94 96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084" table:style-name="ce56">
            <text:p><text:s text:c="2"/>3 0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904" table:style-name="ce56">
            <text:p><text:s text:c="2"/>5 90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10" table:style-name="ce56">
            <text:p><text:s text:c="3"/>510</text:p>
          </table:table-cell>
          <table:table-cell office:value-type="float" office:value="9498" table:style-name="ce56">
            <text:p><text:s text:c="2"/>9 498</text:p>
          </table:table-cell>
          <table:table-cell office:value-type="float" office:value="32018" table:style-name="ce56">
            <text:p><text:s text:c="2"/>32 0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1967" table:style-name="ce56">
            <text:p><text:s text:c="2"/>1 96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16" table:style-name="ce56">
            <text:p><text:s text:c="2"/>6 0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32" table:style-name="ce56">
            <text:p><text:s text:c="2"/>1 332</text:p>
          </table:table-cell>
          <table:table-cell office:value-type="float" office:value="9315" table:style-name="ce56">
            <text:p><text:s text:c="2"/>9 315</text:p>
          </table:table-cell>
          <table:table-cell office:value-type="float" office:value="69740" table:style-name="ce56">
            <text:p><text:s text:c="2"/>69 740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95" table:style-name="ce56">
            <text:p><text:s text:c="3"/>295</text:p>
          </table:table-cell>
          <table:table-cell office:value-type="float" office:value="311" table:style-name="ce56">
            <text:p><text:s text:c="3"/>311</text:p>
          </table:table-cell>
          <table:table-cell office:value-type="float" office:value="18075" table:style-name="ce56">
            <text:p><text:s text:c="2"/>18 07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5" table:style-name="ce56">
            <text:p><text:s text:c="2"/>1 205</text:p>
          </table:table-cell>
          <table:table-cell office:value-type="float" office:value="1245" table:style-name="ce56">
            <text:p><text:s text:c="2"/>1 245</text:p>
          </table:table-cell>
          <table:table-cell office:value-type="float" office:value="23259" table:style-name="ce56">
            <text:p><text:s text:c="2"/>23 25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405" table:style-name="ce57">
            <text:p><text:s text:c="2"/>3 4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43" table:style-name="ce57">
            <text:p><text:s text:c="2"/>2 2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68" table:style-name="ce57">
            <text:p><text:s text:c="2"/>2 068</text:p>
          </table:table-cell>
          <table:table-cell office:value-type="float" office:value="7716" table:style-name="ce57">
            <text:p><text:s text:c="2"/>7 716</text:p>
          </table:table-cell>
          <table:table-cell office:value-type="float" office:value="52208" table:style-name="ce57">
            <text:p><text:s text:c="2"/>52 2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6446" table:style-name="ce57">
            <text:p><text:s text:c="2"/>6 4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15" table:style-name="ce57">
            <text:p><text:s/>(-) <text:s text:c="2"/>515</text:p>
          </table:table-cell>
          <table:table-cell office:value-type="float" office:value="5931" table:style-name="ce57">
            <text:p><text:s text:c="2"/>5 931</text:p>
          </table:table-cell>
          <table:table-cell office:value-type="float" office:value="11336" table:style-name="ce57">
            <text:p><text:s text:c="2"/>11 33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3517" table:style-name="ce57">
            <text:p><text:s text:c="2"/>13 5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1" table:style-name="ce57">
            <text:p><text:s text:c="3"/>231</text:p>
          </table:table-cell>
          <table:table-cell office:value-type="float" office:value="124" table:style-name="ce57">
            <text:p><text:s text:c="3"/>124</text:p>
          </table:table-cell>
          <table:table-cell office:value-type="float" office:value="-1504" table:style-name="ce57">
            <text:p><text:s/>(-) <text:s/>1 504</text:p>
          </table:table-cell>
          <table:table-cell office:value-type="float" office:value="12368" table:style-name="ce57">
            <text:p><text:s text:c="2"/>12 368</text:p>
          </table:table-cell>
          <table:table-cell office:value-type="float" office:value="105763" table:style-name="ce57">
            <text:p><text:s text:c="2"/>105 76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2896" table:style-name="ce57">
            <text:p><text:s text:c="2"/>12 8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4" table:style-name="ce57">
            <text:p><text:s text:c="3"/>3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3294" table:style-name="ce57">
            <text:p><text:s text:c="2"/>13 294</text:p>
          </table:table-cell>
          <table:table-cell office:value-type="float" office:value="46489" table:style-name="ce57">
            <text:p><text:s text:c="2"/>46 48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5" table:style-name="ce57">
            <text:p><text:s/>(-) <text:s text:c="2"/>125</text:p>
          </table:table-cell>
          <table:table-cell office:value-type="float" office:value="-67" table:style-name="ce57">
            <text:p><text:s/>(-) <text:s text:c="2"/>67</text:p>
          </table:table-cell>
          <table:table-cell office:value-type="float" office:value="8541" table:style-name="ce57">
            <text:p><text:s text:c="2"/>8 54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864" table:style-name="ce56">
            <text:p><text:s text:c="2"/>3 86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962" table:style-name="ce56">
            <text:p><text:s text:c="2"/>13 962</text:p>
          </table:table-cell>
          <table:table-cell office:value-type="float" office:value="8994" table:style-name="ce56">
            <text:p><text:s text:c="2"/>8 994</text:p>
          </table:table-cell>
          <table:table-cell office:value-type="float" office:value="3519" table:style-name="ce56">
            <text:p><text:s text:c="2"/>3 519</text:p>
          </table:table-cell>
          <table:table-cell office:value-type="float" office:value="30339" table:style-name="ce56">
            <text:p><text:s text:c="2"/>30 339</text:p>
          </table:table-cell>
          <table:table-cell office:value-type="float" office:value="114451" table:style-name="ce56">
            <text:p><text:s text:c="2"/>114 45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236" table:style-name="ce56">
            <text:p><text:s text:c="3"/>2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-58" table:style-name="ce56">
            <text:p><text:s/>(-) <text:s text:c="2"/>58</text:p>
          </table:table-cell>
          <table:table-cell office:value-type="float" office:value="178" table:style-name="ce56">
            <text:p><text:s text:c="3"/>178</text:p>
          </table:table-cell>
          <table:table-cell office:value-type="float" office:value="17438" table:style-name="ce56">
            <text:p><text:s text:c="2"/>17 43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389" table:style-name="ce56">
            <text:p><text:s text:c="3"/>38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302" table:style-name="ce56">
            <text:p><text:s text:c="2"/>17 302</text:p>
          </table:table-cell>
          <table:table-cell office:value-type="float" office:value="16106" table:style-name="ce56">
            <text:p><text:s text:c="2"/>16 106</text:p>
          </table:table-cell>
          <table:table-cell office:value-type="float" office:value="91" table:style-name="ce56">
            <text:p><text:s text:c="3"/>91</text:p>
          </table:table-cell>
          <table:table-cell office:value-type="float" office:value="33888" table:style-name="ce56">
            <text:p><text:s text:c="2"/>33 888</text:p>
          </table:table-cell>
          <table:table-cell office:value-type="float" office:value="47441" table:style-name="ce56">
            <text:p><text:s text:c="2"/>47 44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808" table:style-name="ce56">
            <text:p><text:s text:c="2"/>1 80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1944" table:style-name="ce56">
            <text:p><text:s text:c="2"/>41 944</text:p>
          </table:table-cell>
          <table:table-cell office:value-type="float" office:value="19285" table:style-name="ce56">
            <text:p><text:s text:c="2"/>19 285</text:p>
          </table:table-cell>
          <table:table-cell office:value-type="float" office:value="1271" table:style-name="ce56">
            <text:p><text:s text:c="2"/>1 271</text:p>
          </table:table-cell>
          <table:table-cell office:value-type="float" office:value="64308" table:style-name="ce56">
            <text:p><text:s text:c="2"/>64 308</text:p>
          </table:table-cell>
          <table:table-cell office:value-type="float" office:value="81118" table:style-name="ce56">
            <text:p><text:s text:c="2"/>81 11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755" table:style-name="ce56">
            <text:p><text:s text:c="3"/>75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385" table:style-name="ce56">
            <text:p><text:s text:c="2"/>6 385</text:p>
          </table:table-cell>
          <table:table-cell office:value-type="float" office:value="12725" table:style-name="ce56">
            <text:p><text:s text:c="2"/>12 72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9868" table:style-name="ce56">
            <text:p><text:s text:c="2"/>19 868</text:p>
          </table:table-cell>
          <table:table-cell office:value-type="float" office:value="28047" table:style-name="ce56">
            <text:p><text:s text:c="2"/>28 04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4350" table:style-name="ce57">
            <text:p><text:s text:c="2"/>4 3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70" table:style-name="ce57">
            <text:p><text:s text:c="2"/>4 070</text:p>
          </table:table-cell>
          <table:table-cell office:value-type="float" office:value="13347" table:style-name="ce57">
            <text:p><text:s text:c="2"/>13 347</text:p>
          </table:table-cell>
          <table:table-cell office:value-type="float" office:value="1267" table:style-name="ce57">
            <text:p><text:s text:c="2"/>1 267</text:p>
          </table:table-cell>
          <table:table-cell office:value-type="float" office:value="23034" table:style-name="ce57">
            <text:p><text:s text:c="2"/>23 034</text:p>
          </table:table-cell>
          <table:table-cell office:value-type="float" office:value="68794" table:style-name="ce57">
            <text:p><text:s text:c="2"/>68 79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543" table:style-name="ce57">
            <text:p><text:s text:c="3"/>5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2218" table:style-name="ce57">
            <text:p><text:s text:c="2"/>32 218</text:p>
          </table:table-cell>
          <table:table-cell office:value-type="float" office:value="1363" table:style-name="ce57">
            <text:p><text:s text:c="2"/>1 36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34130" table:style-name="ce57">
            <text:p><text:s text:c="2"/>34 130</text:p>
          </table:table-cell>
          <table:table-cell office:value-type="float" office:value="36012" table:style-name="ce57">
            <text:p><text:s text:c="2"/>36 01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669" table:style-name="ce57">
            <text:p><text:s text:c="2"/>1 6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8" table:style-name="ce57">
            <text:p><text:s text:c="3"/>208</text:p>
          </table:table-cell>
          <table:table-cell office:value-type="float" office:value="20521" table:style-name="ce57">
            <text:p><text:s text:c="2"/>20 521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22468" table:style-name="ce57">
            <text:p><text:s text:c="2"/>22 468</text:p>
          </table:table-cell>
          <table:table-cell office:value-type="float" office:value="25552" table:style-name="ce57">
            <text:p><text:s text:c="2"/>25 55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4549" table:style-name="ce57">
            <text:p><text:s text:c="2"/>4 5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810" table:style-name="ce57">
            <text:p><text:s text:c="2"/>14 810</text:p>
          </table:table-cell>
          <table:table-cell office:value-type="float" office:value="162" table:style-name="ce57">
            <text:p><text:s text:c="3"/>162</text:p>
          </table:table-cell>
          <table:table-cell office:value-type="float" office:value="19521" table:style-name="ce57">
            <text:p><text:s text:c="2"/>19 521</text:p>
          </table:table-cell>
          <table:table-cell office:value-type="float" office:value="27021" table:style-name="ce57">
            <text:p><text:s text:c="2"/>27 02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8362" table:style-name="ce57">
            <text:p><text:s text:c="2"/>8 3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89" table:style-name="ce57">
            <text:p><text:s text:c="2"/>4 589</text:p>
          </table:table-cell>
          <table:table-cell office:value-type="float" office:value="73292" table:style-name="ce57">
            <text:p><text:s text:c="2"/>73 292</text:p>
          </table:table-cell>
          <table:table-cell office:value-type="float" office:value="1331" table:style-name="ce57">
            <text:p><text:s text:c="2"/>1 331</text:p>
          </table:table-cell>
          <table:table-cell office:value-type="float" office:value="87574" table:style-name="ce57">
            <text:p><text:s text:c="2"/>87 574</text:p>
          </table:table-cell>
          <table:table-cell office:value-type="float" office:value="135842" table:style-name="ce57">
            <text:p><text:s text:c="2"/>135 8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9452" table:style-name="ce56">
            <text:p><text:s text:c="2"/>9 45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0739" table:style-name="ce56">
            <text:p><text:s text:c="2"/>120 739</text:p>
          </table:table-cell>
          <table:table-cell office:value-type="float" office:value="53150" table:style-name="ce56">
            <text:p><text:s text:c="2"/>53 150</text:p>
          </table:table-cell>
          <table:table-cell office:value-type="float" office:value="1431" table:style-name="ce56">
            <text:p><text:s text:c="2"/>1 431</text:p>
          </table:table-cell>
          <table:table-cell office:value-type="float" office:value="184772" table:style-name="ce56">
            <text:p><text:s text:c="2"/>184 772</text:p>
          </table:table-cell>
          <table:table-cell office:value-type="float" office:value="186668" table:style-name="ce56">
            <text:p><text:s text:c="2"/>186 6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7336" table:style-name="ce56">
            <text:p><text:s text:c="2"/>7 33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295" table:style-name="ce56">
            <text:p><text:s text:c="2"/>1 295</text:p>
          </table:table-cell>
          <table:table-cell office:value-type="float" office:value="56630" table:style-name="ce56">
            <text:p><text:s text:c="2"/>56 630</text:p>
          </table:table-cell>
          <table:table-cell office:value-type="float" office:value="3040" table:style-name="ce56">
            <text:p><text:s text:c="2"/>3 040</text:p>
          </table:table-cell>
          <table:table-cell office:value-type="float" office:value="68301" table:style-name="ce56">
            <text:p><text:s text:c="2"/>68 301</text:p>
          </table:table-cell>
          <table:table-cell office:value-type="float" office:value="75853" table:style-name="ce56">
            <text:p><text:s text:c="2"/>75 85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3000" table:style-name="ce56">
            <text:p><text:s text:c="2"/>13 0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841" table:style-name="ce56">
            <text:p><text:s text:c="2"/>6 841</text:p>
          </table:table-cell>
          <table:table-cell office:value-type="float" office:value="19841" table:style-name="ce56">
            <text:p><text:s text:c="2"/>19 841</text:p>
          </table:table-cell>
          <table:table-cell office:value-type="float" office:value="110675" table:style-name="ce56">
            <text:p><text:s text:c="2"/>110 67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10829" table:style-name="ce56">
            <text:p><text:s text:c="2"/>10 82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7800" table:style-name="ce56">
            <text:p><text:s text:c="2"/>17 800</text:p>
          </table:table-cell>
          <table:table-cell office:value-type="float" office:value="14078" table:style-name="ce56">
            <text:p><text:s text:c="2"/>14 078</text:p>
          </table:table-cell>
          <table:table-cell office:value-type="float" office:value="2079" table:style-name="ce56">
            <text:p><text:s text:c="2"/>2 079</text:p>
          </table:table-cell>
          <table:table-cell office:value-type="float" office:value="44786" table:style-name="ce56">
            <text:p><text:s text:c="2"/>44 786</text:p>
          </table:table-cell>
          <table:table-cell office:value-type="float" office:value="60572" table:style-name="ce56">
            <text:p><text:s text:c="2"/>60 57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222" table:style-name="ce56">
            <text:p><text:s text:c="2"/>1 22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9644" table:style-name="ce56">
            <text:p><text:s text:c="2"/>39 644</text:p>
          </table:table-cell>
          <table:table-cell office:value-type="float" office:value="11049" table:style-name="ce56">
            <text:p><text:s text:c="2"/>11 049</text:p>
          </table:table-cell>
          <table:table-cell office:value-type="float" office:value="716" table:style-name="ce56">
            <text:p><text:s text:c="3"/>716</text:p>
          </table:table-cell>
          <table:table-cell office:value-type="float" office:value="52631" table:style-name="ce56">
            <text:p><text:s text:c="2"/>52 631</text:p>
          </table:table-cell>
          <table:table-cell office:value-type="float" office:value="56091" table:style-name="ce56">
            <text:p><text:s text:c="2"/>56 09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397" table:style-name="ce57">
            <text:p><text:s text:c="2"/>1 39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245" table:style-name="ce57">
            <text:p><text:s text:c="2"/>23 245</text:p>
          </table:table-cell>
          <table:table-cell office:value-type="float" office:value="5799" table:style-name="ce57">
            <text:p><text:s text:c="2"/>5 799</text:p>
          </table:table-cell>
          <table:table-cell office:value-type="float" office:value="324" table:style-name="ce57">
            <text:p><text:s text:c="3"/>324</text:p>
          </table:table-cell>
          <table:table-cell office:value-type="float" office:value="30765" table:style-name="ce57">
            <text:p><text:s text:c="2"/>30 765</text:p>
          </table:table-cell>
          <table:table-cell office:value-type="float" office:value="59363" table:style-name="ce57">
            <text:p><text:s text:c="2"/>59 36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631" table:style-name="ce57">
            <text:p><text:s text:c="2"/>1 6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3" table:style-name="ce57">
            <text:p><text:s text:c="3"/>123</text:p>
          </table:table-cell>
          <table:table-cell office:value-type="float" office:value="6904" table:style-name="ce57">
            <text:p><text:s text:c="2"/>6 90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58" table:style-name="ce57">
            <text:p><text:s text:c="2"/>8 658</text:p>
          </table:table-cell>
          <table:table-cell office:value-type="float" office:value="60060" table:style-name="ce57">
            <text:p><text:s text:c="2"/>60 06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663" table:style-name="ce57">
            <text:p><text:s text:c="3"/>6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344" table:style-name="ce57">
            <text:p><text:s text:c="2"/>63 3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4007" table:style-name="ce57">
            <text:p><text:s text:c="2"/>64 007</text:p>
          </table:table-cell>
          <table:table-cell office:value-type="float" office:value="193538" table:style-name="ce57">
            <text:p><text:s text:c="2"/>193 538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165" table:style-name="ce57">
            <text:p><text:s text:c="2"/>19 1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179" table:style-name="ce57">
            <text:p><text:s text:c="2"/>19 179</text:p>
          </table:table-cell>
          <table:table-cell office:value-type="float" office:value="50229" table:style-name="ce57">
            <text:p><text:s text:c="2"/>50 22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81" table:style-name="ce57">
            <text:p><text:s text:c="3"/>2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308" table:style-name="ce57">
            <text:p><text:s text:c="2"/>236 3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589" table:style-name="ce57">
            <text:p><text:s text:c="2"/>236 589</text:p>
          </table:table-cell>
          <table:table-cell office:value-type="float" office:value="268583" table:style-name="ce57">
            <text:p><text:s text:c="2"/>268 58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980" table:style-name="ce56">
            <text:p><text:s text:c="2"/>115 98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5980" table:style-name="ce56">
            <text:p><text:s text:c="2"/>115 980</text:p>
          </table:table-cell>
          <table:table-cell office:value-type="float" office:value="140212" table:style-name="ce56">
            <text:p><text:s text:c="2"/>140 21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2378" table:style-name="ce56">
            <text:p><text:s text:c="2"/>2 37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2786" table:style-name="ce56">
            <text:p><text:s text:c="2"/>72 78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75164" table:style-name="ce56">
            <text:p><text:s text:c="2"/>75 164</text:p>
          </table:table-cell>
          <table:table-cell office:value-type="float" office:value="102908" table:style-name="ce56">
            <text:p><text:s text:c="2"/>102 90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300" table:style-name="ce56">
            <text:p><text:s text:c="2"/>31 30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1300" table:style-name="ce56">
            <text:p><text:s text:c="2"/>31 300</text:p>
          </table:table-cell>
          <table:table-cell office:value-type="float" office:value="46389" table:style-name="ce56">
            <text:p><text:s text:c="2"/>46 38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2219" table:style-name="ce56">
            <text:p><text:s text:c="2"/>2 21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219" table:style-name="ce56">
            <text:p><text:s text:c="2"/>2 219</text:p>
          </table:table-cell>
          <table:table-cell office:value-type="float" office:value="30287" table:style-name="ce56">
            <text:p><text:s text:c="2"/>30 2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037" table:style-name="ce56">
            <text:p><text:s text:c="2"/>1 0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07" table:style-name="ce56">
            <text:p><text:s text:c="3"/>90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44" table:style-name="ce56">
            <text:p><text:s text:c="2"/>1 944</text:p>
          </table:table-cell>
          <table:table-cell office:value-type="float" office:value="103586" table:style-name="ce56">
            <text:p><text:s text:c="2"/>103 58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281" table:style-name="ce57">
            <text:p><text:s text:c="3"/>2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662" table:style-name="ce57">
            <text:p><text:s text:c="2"/>63 6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943" table:style-name="ce57">
            <text:p><text:s text:c="2"/>63 943</text:p>
          </table:table-cell>
          <table:table-cell office:value-type="float" office:value="73953" table:style-name="ce57">
            <text:p><text:s text:c="2"/>73 95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741" table:style-name="ce57">
            <text:p><text:s text:c="2"/>6 7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8" table:style-name="ce57">
            <text:p><text:s text:c="2"/>1 2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49" table:style-name="ce57">
            <text:p><text:s text:c="2"/>7 949</text:p>
          </table:table-cell>
          <table:table-cell office:value-type="float" office:value="18654" table:style-name="ce57">
            <text:p><text:s text:c="2"/>18 65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3939" table:style-name="ce57">
            <text:p><text:s text:c="2"/>3 9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64" table:style-name="ce57">
            <text:p><text:s text:c="2"/>7 2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203" table:style-name="ce57">
            <text:p><text:s text:c="2"/>11 203</text:p>
          </table:table-cell>
          <table:table-cell office:value-type="float" office:value="33201" table:style-name="ce57">
            <text:p><text:s text:c="2"/>33 20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477" table:style-name="ce57">
            <text:p><text:s text:c="2"/>5 4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922" table:style-name="ce57">
            <text:p><text:s text:c="2"/>14 9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399" table:style-name="ce57">
            <text:p><text:s text:c="2"/>20 399</text:p>
          </table:table-cell>
          <table:table-cell office:value-type="float" office:value="63948" table:style-name="ce57">
            <text:p><text:s text:c="2"/>63 94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20" table:style-name="ce57">
            <text:p><text:s text:c="2"/>1 7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23" table:style-name="ce57">
            <text:p><text:s text:c="2"/>1 723</text:p>
          </table:table-cell>
          <table:table-cell office:value-type="float" office:value="17113" table:style-name="ce57">
            <text:p><text:s text:c="2"/>17 11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3642" table:style-name="ce56">
            <text:p><text:s text:c="2"/>3 64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309" table:style-name="ce56">
            <text:p><text:s text:c="2"/>6 30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951" table:style-name="ce56">
            <text:p><text:s text:c="2"/>9 951</text:p>
          </table:table-cell>
          <table:table-cell office:value-type="float" office:value="28239" table:style-name="ce56">
            <text:p><text:s text:c="2"/>28 23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2568" table:style-name="ce56">
            <text:p><text:s text:c="2"/>2 568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0985" table:style-name="ce56">
            <text:p><text:s text:c="2"/>130 98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33553" table:style-name="ce56">
            <text:p><text:s text:c="2"/>133 553</text:p>
          </table:table-cell>
          <table:table-cell office:value-type="float" office:value="159434" table:style-name="ce56">
            <text:p><text:s text:c="2"/>159 4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665" table:style-name="ce56">
            <text:p><text:s text:c="3"/>665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212" table:style-name="ce56">
            <text:p><text:s text:c="2"/>18 21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8877" table:style-name="ce56">
            <text:p><text:s text:c="2"/>18 877</text:p>
          </table:table-cell>
          <table:table-cell office:value-type="float" office:value="31552" table:style-name="ce56">
            <text:p><text:s text:c="2"/>31 55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34" table:style-name="ce56">
            <text:p><text:s text:c="3"/>3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37" table:style-name="ce56">
            <text:p><text:s text:c="2"/>1 43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71" table:style-name="ce56">
            <text:p><text:s text:c="2"/>1 471</text:p>
          </table:table-cell>
          <table:table-cell office:value-type="float" office:value="31569" table:style-name="ce56">
            <text:p><text:s text:c="2"/>31 56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564" table:style-name="ce56">
            <text:p><text:s text:c="3"/>56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2776" table:style-name="ce56">
            <text:p><text:s text:c="2"/>92 7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93340" table:style-name="ce56">
            <text:p><text:s text:c="2"/>93 340</text:p>
          </table:table-cell>
          <table:table-cell office:value-type="float" office:value="174506" table:style-name="ce56">
            <text:p><text:s text:c="2"/>174 50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416" table:style-name="ce57">
            <text:p><text:s text:c="3"/>4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6" table:style-name="ce57">
            <text:p><text:s text:c="3"/>346</text:p>
          </table:table-cell>
          <table:table-cell office:value-type="float" office:value="39739" table:style-name="ce57">
            <text:p><text:s text:c="2"/>39 7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501" table:style-name="ce57">
            <text:p><text:s text:c="2"/>40 501</text:p>
          </table:table-cell>
          <table:table-cell office:value-type="float" office:value="86734" table:style-name="ce57">
            <text:p><text:s text:c="2"/>86 73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388" table:style-name="ce57">
            <text:p><text:s text:c="2"/>7 388</text:p>
          </table:table-cell>
          <table:table-cell office:value-type="float" office:value="2076" table:style-name="ce57">
            <text:p><text:s text:c="2"/>2 0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6111" table:style-name="ce57">
            <text:p><text:s text:c="2"/>196 1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5575" table:style-name="ce57">
            <text:p><text:s text:c="2"/>205 575</text:p>
          </table:table-cell>
          <table:table-cell office:value-type="float" office:value="438680" table:style-name="ce57">
            <text:p><text:s text:c="2"/>438 68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906" table:style-name="ce57">
            <text:p><text:s text:c="2"/>3 9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9611" table:style-name="ce57">
            <text:p><text:s text:c="2"/>49 6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517" table:style-name="ce57">
            <text:p><text:s text:c="2"/>53 517</text:p>
          </table:table-cell>
          <table:table-cell office:value-type="float" office:value="120357" table:style-name="ce57">
            <text:p><text:s text:c="2"/>120 35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6419" table:style-name="ce57">
            <text:p><text:s text:c="2"/>226 41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6419" table:style-name="ce57">
            <text:p><text:s text:c="2"/>226 419</text:p>
          </table:table-cell>
          <table:table-cell office:value-type="float" office:value="226419" table:style-name="ce57">
            <text:p><text:s text:c="2"/>226 419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7855" table:style-name="ce24">
            <text:p>785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8442" table:style-name="ce24">
            <text:p>844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6297" table:style-name="ce57">
            <text:p><text:s text:c="2"/>16 297</text:p>
          </table:table-cell>
          <table:table-cell office:value-type="float" office:value="127170" table:style-name="ce57">
            <text:p><text:s text:c="2"/>127 17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226" table:style-name="ce56">
            <text:p><text:s text:c="2"/>34 22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226" table:style-name="ce56">
            <text:p><text:s text:c="2"/>34 226</text:p>
          </table:table-cell>
          <table:table-cell office:value-type="float" office:value="36464" table:style-name="ce56">
            <text:p><text:s text:c="2"/>36 46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10876" table:style-name="ce56">
            <text:p><text:s text:c="2"/>10 87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80" table:style-name="ce56">
            <text:p><text:s text:c="3"/>380</text:p>
          </table:table-cell>
          <table:table-cell office:value-type="float" office:value="2750" table:style-name="ce56">
            <text:p><text:s text:c="2"/>2 75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4006" table:style-name="ce56">
            <text:p><text:s text:c="2"/>14 006</text:p>
          </table:table-cell>
          <table:table-cell office:value-type="float" office:value="58373" table:style-name="ce56">
            <text:p><text:s text:c="2"/>58 373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701" table:style-name="ce56">
            <text:p><text:s text:c="2"/>1 70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832" table:style-name="ce56">
            <text:p><text:s text:c="3"/>832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33" table:style-name="ce56">
            <text:p><text:s text:c="2"/>2 533</text:p>
          </table:table-cell>
          <table:table-cell office:value-type="float" office:value="80866" table:style-name="ce56">
            <text:p><text:s text:c="2"/>80 86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1983" table:style-name="ce56">
            <text:p><text:s text:c="2"/>1 98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59" table:style-name="ce56">
            <text:p><text:s text:c="2"/>2 559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4542" table:style-name="ce56">
            <text:p><text:s text:c="2"/>4 542</text:p>
          </table:table-cell>
          <table:table-cell office:value-type="float" office:value="65613" table:style-name="ce56">
            <text:p><text:s text:c="2"/>65 61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270" table:style-name="ce56">
            <text:p><text:s text:c="2"/>2 27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5897" table:style-name="ce56">
            <text:p><text:s text:c="2"/>15 897</text:p>
          </table:table-cell>
          <table:table-cell office:value-type="float" office:value="1466" table:style-name="ce56">
            <text:p><text:s text:c="2"/>1 46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9633" table:style-name="ce56">
            <text:p><text:s text:c="2"/>19 633</text:p>
          </table:table-cell>
          <table:table-cell office:value-type="float" office:value="52858" table:style-name="ce56">
            <text:p><text:s text:c="2"/>52 85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803" table:style-name="ce57">
            <text:p><text:s text:c="2"/>3 80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71" table:style-name="ce57">
            <text:p><text:s text:c="2"/>5 4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274" table:style-name="ce57">
            <text:p><text:s text:c="2"/>9 274</text:p>
          </table:table-cell>
          <table:table-cell office:value-type="float" office:value="89836" table:style-name="ce57">
            <text:p><text:s text:c="2"/>89 83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6" table:style-name="ce57">
            <text:p><text:s text:c="3"/>2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6" table:style-name="ce57">
            <text:p><text:s text:c="3"/>226</text:p>
          </table:table-cell>
          <table:table-cell office:value-type="float" office:value="23607" table:style-name="ce57">
            <text:p><text:s text:c="2"/>23 60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7108" table:style-name="ce57">
            <text:p><text:s text:c="2"/>457 1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7108" table:style-name="ce57">
            <text:p><text:s text:c="2"/>457 108</text:p>
          </table:table-cell>
          <table:table-cell office:value-type="float" office:value="457108" table:style-name="ce57">
            <text:p><text:s text:c="2"/>457 108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77" table:style-name="ce57">
            <text:p><text:s text:c="2"/>11 3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77" table:style-name="ce57">
            <text:p><text:s text:c="2"/>11 377</text:p>
          </table:table-cell>
          <table:table-cell office:value-type="float" office:value="11377" table:style-name="ce57">
            <text:p><text:s text:c="2"/>11 377</text:p>
          </table:table-cell>
          <table:table-cell table:number-columns-repeated="16374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6277" table:style-name="ce57">
            <text:p><text:s text:c="2"/>146 2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6277" table:style-name="ce57">
            <text:p><text:s text:c="2"/>146 277</text:p>
          </table:table-cell>
          <table:table-cell office:value-type="float" office:value="146277" table:style-name="ce57">
            <text:p><text:s text:c="2"/>146 27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334" table:style-name="ce56">
            <text:p><text:s text:c="2"/>54 33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390" table:style-name="ce56">
            <text:p><text:s text:c="2"/>54 390</text:p>
          </table:table-cell>
          <table:table-cell office:value-type="float" office:value="62184" table:style-name="ce56">
            <text:p><text:s text:c="2"/>62 18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3627" table:style-name="ce56">
            <text:p><text:s text:c="2"/>103 627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03627" table:style-name="ce56">
            <text:p><text:s text:c="2"/>103 627</text:p>
          </table:table-cell>
          <table:table-cell office:value-type="float" office:value="103627" table:style-name="ce56">
            <text:p><text:s text:c="2"/>103 627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27407" table:style-name="ce56">
            <text:p><text:s text:c="2"/>27 407</text:p>
          </table:table-cell>
          <table:table-cell office:value-type="float" office:value="4415" table:style-name="ce56">
            <text:p><text:s text:c="2"/>4 415</text:p>
          </table:table-cell>
          <table:table-cell office:value-type="float" office:value="79653" table:style-name="ce56">
            <text:p><text:s text:c="2"/>79 653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111517" table:style-name="ce56">
            <text:p><text:s text:c="2"/>111 517</text:p>
          </table:table-cell>
          <table:table-cell office:value-type="float" office:value="124222" table:style-name="ce56">
            <text:p><text:s text:c="2"/>124 22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154" table:style-name="ce56">
            <text:p><text:s text:c="2"/>1 15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5479" table:style-name="ce56">
            <text:p><text:s text:c="2"/>5 479</text:p>
          </table:table-cell>
          <table:table-cell office:value-type="float" office:value="18551" table:style-name="ce56">
            <text:p><text:s text:c="2"/>18 551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25184" table:style-name="ce56">
            <text:p><text:s text:c="2"/>25 184</text:p>
          </table:table-cell>
          <table:table-cell office:value-type="float" office:value="29351" table:style-name="ce56">
            <text:p><text:s text:c="2"/>29 3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34221" table:style-name="ce56">
            <text:p><text:s text:c="2"/>34 221</text:p>
          </table:table-cell>
          <table:table-cell office:value-type="float" office:value="25784" table:style-name="ce56">
            <text:p><text:s text:c="2"/>25 784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0" table:style-name="ce56">
            <text:p><text:s text:c="3"/>0</text:p>
          </table:table-cell>
          <table:table-cell office:value-type="float" office:value="60005" table:style-name="ce56">
            <text:p><text:s text:c="2"/>60 005</text:p>
          </table:table-cell>
          <table:table-cell office:value-type="float" office:value="63784" table:style-name="ce56">
            <text:p><text:s text:c="2"/>63 78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96" table:style-name="ce57">
            <text:p><text:s text:c="2"/>6 8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96" table:style-name="ce57">
            <text:p><text:s text:c="2"/>6 896</text:p>
          </table:table-cell>
          <table:table-cell office:value-type="float" office:value="19992" table:style-name="ce57">
            <text:p><text:s text:c="2"/>19 99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062" table:style-name="ce57">
            <text:p><text:s text:c="2"/>23 0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062" table:style-name="ce57">
            <text:p><text:s text:c="2"/>23 062</text:p>
          </table:table-cell>
          <table:table-cell office:value-type="float" office:value="25331" table:style-name="ce57">
            <text:p><text:s text:c="2"/>25 33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858" table:style-name="ce57">
            <text:p><text:s text:c="2"/>40 85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0858" table:style-name="ce57">
            <text:p><text:s text:c="2"/>40 858</text:p>
          </table:table-cell>
          <table:table-cell office:value-type="float" office:value="40858" table:style-name="ce57">
            <text:p><text:s text:c="2"/>40 858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5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442537" table:style-name="ce49">
            <text:p><text:s text:c="2"/>442 537</text:p>
          </table:table-cell>
          <table:table-cell office:value-type="float" office:value="755255" table:style-name="ce49">
            <text:p><text:s text:c="2"/>755 255</text:p>
          </table:table-cell>
          <table:table-cell office:value-type="float" office:value="60012" table:style-name="ce49">
            <text:p><text:s text:c="2"/>60 012</text:p>
          </table:table-cell>
          <table:table-cell office:value-type="float" office:value="2392915" table:style-name="ce49">
            <text:p><text:s/>2 392 915</text:p>
          </table:table-cell>
          <table:table-cell office:value-type="float" office:value="852478" table:style-name="ce49">
            <text:p><text:s text:c="2"/>852 478</text:p>
          </table:table-cell>
          <table:table-cell office:value-type="float" office:value="43222" table:style-name="ce49">
            <text:p><text:s text:c="2"/>43 222</text:p>
          </table:table-cell>
          <table:table-cell office:value-type="float" office:value="4546419" table:style-name="ce49">
            <text:p><text:s/>4 546 419</text:p>
          </table:table-cell>
          <table:table-cell office:value-type="float" office:value="7976458" table:style-name="ce49">
            <text:p><text:s/>7 976 458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16383" table:style-name="ce3"/>
        </table:table-row>
        <table:table-row table:number-rows-repeated="1048438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2m02" table:style-name="ta2"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7" table:default-cell-style-name="ce3"/>
        <table:table-column table:style-name="co11" table:default-cell-style-name="ce3"/>
        <table:table-column table:style-name="co9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7" table:default-cell-style-name="ce3"/>
        <table:table-column table:style-name="co14" table:default-cell-style-name="ce3"/>
        <table:table-column table:style-name="co10" table:default-cell-style-name="ce3"/>
        <table:table-column table:style-name="co13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8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9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1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8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10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50Z</dc:date>
    <meta:print-date>2007-02-01T11:21:41Z</meta:print-date>
  </office:meta>
</office:document-meta>
</file>